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1.316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_300_1000_20_10" table:style-name="ta1">
        <table:shapes>
          <draw:frame draw:z-index="0" draw:style-name="gr1" draw:text-style-name="P1" svg:width="16.01cm" svg:height="8.994cm" svg:x="18.972cm" svg:y="0.677cm">
            <draw:object draw:notify-on-update-of-ranges="datos_300_1000_20_10.E2:datos_300_1000_20_10.E246 datos_300_1000_20_10.J2:datos_300_1000_20_10.J2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ustom_l</text:p>
          </table:table-cell>
          <table:table-cell office:value-type="string" calcext:value-type="string">
            <text:p>custom_g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51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04096" calcext:value-type="float">
            <text:p>0,004096</text:p>
          </table:table-cell>
          <table:table-cell office:value-type="string" calcext:value-type="string">
            <text:p>0.9959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16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08192" calcext:value-type="float">
            <text:p>0,008192</text:p>
          </table:table-cell>
          <table:table-cell office:value-type="string" calcext:value-type="string">
            <text:p>0.991808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49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12288" calcext:value-type="float">
            <text:p>0,012288</text:p>
          </table:table-cell>
          <table:table-cell office:value-type="string" calcext:value-type="string">
            <text:p>0.98771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89.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16384" calcext:value-type="float">
            <text:p>0,016384</text:p>
          </table:table-cell>
          <table:table-cell office:value-type="string" calcext:value-type="string">
            <text:p>0.983616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449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2048" calcext:value-type="float">
            <text:p>0,02048</text:p>
          </table:table-cell>
          <table:table-cell office:value-type="string" calcext:value-type="string">
            <text:p>0.9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79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24575999" calcext:value-type="float">
            <text:p>0,024575999</text:p>
          </table:table-cell>
          <table:table-cell office:value-type="string" calcext:value-type="string">
            <text:p>0.97542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19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28671999" calcext:value-type="float">
            <text:p>0,028671999</text:p>
          </table:table-cell>
          <table:table-cell office:value-type="string" calcext:value-type="string">
            <text:p>0.9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02.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32768" calcext:value-type="float">
            <text:p>0,032768</text:p>
          </table:table-cell>
          <table:table-cell office:value-type="string" calcext:value-type="string">
            <text:p>0.96723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99.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36864" calcext:value-type="float">
            <text:p>0,036864</text:p>
          </table:table-cell>
          <table:table-cell office:value-type="string" calcext:value-type="string">
            <text:p>0.963136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28.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40960003" calcext:value-type="float">
            <text:p>0,040960003</text:p>
          </table:table-cell>
          <table:table-cell office:value-type="string" calcext:value-type="string">
            <text:p>0.959040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44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45056004" calcext:value-type="float">
            <text:p>0,045056004</text:p>
          </table:table-cell>
          <table:table-cell office:value-type="string" calcext:value-type="string">
            <text:p>0.95494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46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49152005" calcext:value-type="float">
            <text:p>0,049152005</text:p>
          </table:table-cell>
          <table:table-cell office:value-type="string" calcext:value-type="string">
            <text:p>0.9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14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53248007" calcext:value-type="float">
            <text:p>0,053248007</text:p>
          </table:table-cell>
          <table:table-cell office:value-type="string" calcext:value-type="string">
            <text:p>0.946752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26.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5734401" calcext:value-type="float">
            <text:p>0,05734401</text:p>
          </table:table-cell>
          <table:table-cell office:value-type="string" calcext:value-type="string">
            <text:p>0.94265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07.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6144001" calcext:value-type="float">
            <text:p>0,06144001</text:p>
          </table:table-cell>
          <table:table-cell office:value-type="string" calcext:value-type="string">
            <text:p>0.93856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89.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6553601" calcext:value-type="float">
            <text:p>0,06553601</text:p>
          </table:table-cell>
          <table:table-cell office:value-type="string" calcext:value-type="string">
            <text:p>0.934464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69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6963201" calcext:value-type="float">
            <text:p>0,06963201</text:p>
          </table:table-cell>
          <table:table-cell office:value-type="string" calcext:value-type="string">
            <text:p>0.93036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47.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7372801" calcext:value-type="float">
            <text:p>0,07372801</text:p>
          </table:table-cell>
          <table:table-cell office:value-type="string" calcext:value-type="string">
            <text:p>0.9262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39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7782401" calcext:value-type="float">
            <text:p>0,07782401</text:p>
          </table:table-cell>
          <table:table-cell office:value-type="string" calcext:value-type="string">
            <text:p>0.922176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026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8192001" calcext:value-type="float">
            <text:p>0,08192001</text:p>
          </table:table-cell>
          <table:table-cell office:value-type="string" calcext:value-type="string">
            <text:p>0.9180805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24.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86016014" calcext:value-type="float">
            <text:p>0,086016014</text:p>
          </table:table-cell>
          <table:table-cell office:value-type="string" calcext:value-type="string">
            <text:p>0.91398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82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90112016" calcext:value-type="float">
            <text:p>0,090112016</text:p>
          </table:table-cell>
          <table:table-cell office:value-type="string" calcext:value-type="string">
            <text:p>0.90988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85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9420802" calcext:value-type="float">
            <text:p>0,09420802</text:p>
          </table:table-cell>
          <table:table-cell office:value-type="string" calcext:value-type="string">
            <text:p>0.905792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703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9830402" calcext:value-type="float">
            <text:p>0,09830402</text:p>
          </table:table-cell>
          <table:table-cell office:value-type="string" calcext:value-type="string">
            <text:p>0.90169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40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0240002" calcext:value-type="float">
            <text:p>0,10240002</text:p>
          </table:table-cell>
          <table:table-cell office:value-type="string" calcext:value-type="string">
            <text:p>0.89760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23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0649602" calcext:value-type="float">
            <text:p>0,10649602</text:p>
          </table:table-cell>
          <table:table-cell office:value-type="string" calcext:value-type="string">
            <text:p>0.89350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491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1059202" calcext:value-type="float">
            <text:p>0,11059202</text:p>
          </table:table-cell>
          <table:table-cell office:value-type="string" calcext:value-type="string">
            <text:p>0.889408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04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14688024" calcext:value-type="float">
            <text:p>0,114688024</text:p>
          </table:table-cell>
          <table:table-cell office:value-type="string" calcext:value-type="string">
            <text:p>0.88531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77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18784025" calcext:value-type="float">
            <text:p>0,118784025</text:p>
          </table:table-cell>
          <table:table-cell office:value-type="string" calcext:value-type="string">
            <text:p>0.881216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33.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2288003" calcext:value-type="float">
            <text:p>0,12288003</text:p>
          </table:table-cell>
          <table:table-cell office:value-type="string" calcext:value-type="string">
            <text:p>0.877120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58.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2697603" calcext:value-type="float">
            <text:p>0,12697603</text:p>
          </table:table-cell>
          <table:table-cell office:value-type="string" calcext:value-type="string">
            <text:p>0.87302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438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3107203" calcext:value-type="float">
            <text:p>0,13107203</text:p>
          </table:table-cell>
          <table:table-cell office:value-type="string" calcext:value-type="string">
            <text:p>0.868928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03.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3516803" calcext:value-type="float">
            <text:p>0,13516803</text:p>
          </table:table-cell>
          <table:table-cell office:value-type="string" calcext:value-type="string">
            <text:p>0.864832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41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3926403" calcext:value-type="float">
            <text:p>0,13926403</text:p>
          </table:table-cell>
          <table:table-cell office:value-type="string" calcext:value-type="string">
            <text:p>0.8607369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45.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4336003" calcext:value-type="float">
            <text:p>0,14336003</text:p>
          </table:table-cell>
          <table:table-cell office:value-type="string" calcext:value-type="string">
            <text:p>0.8566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31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4745604" calcext:value-type="float">
            <text:p>0,14745604</text:p>
          </table:table-cell>
          <table:table-cell office:value-type="string" calcext:value-type="string">
            <text:p>0.852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88.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5155204" calcext:value-type="float">
            <text:p>0,15155204</text:p>
          </table:table-cell>
          <table:table-cell office:value-type="string" calcext:value-type="string">
            <text:p>0.848449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1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5564804" calcext:value-type="float">
            <text:p>0,15564804</text:p>
          </table:table-cell>
          <table:table-cell office:value-type="string" calcext:value-type="string">
            <text:p>0.8443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06.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5974404" calcext:value-type="float">
            <text:p>0,15974404</text:p>
          </table:table-cell>
          <table:table-cell office:value-type="string" calcext:value-type="string">
            <text:p>0.840257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382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6384004" calcext:value-type="float">
            <text:p>0,16384004</text:p>
          </table:table-cell>
          <table:table-cell office:value-type="string" calcext:value-type="string">
            <text:p>0.83616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81.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6793604" calcext:value-type="float">
            <text:p>0,16793604</text:p>
          </table:table-cell>
          <table:table-cell office:value-type="string" calcext:value-type="string">
            <text:p>0.832065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44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7203204" calcext:value-type="float">
            <text:p>0,17203204</text:p>
          </table:table-cell>
          <table:table-cell office:value-type="string" calcext:value-type="string">
            <text:p>0.827969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301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7612804" calcext:value-type="float">
            <text:p>0,17612804</text:p>
          </table:table-cell>
          <table:table-cell office:value-type="string" calcext:value-type="string">
            <text:p>0.8238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49.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8022405" calcext:value-type="float">
            <text:p>0,18022405</text:p>
          </table:table-cell>
          <table:table-cell office:value-type="string" calcext:value-type="string">
            <text:p>0.81977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564.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8432005" calcext:value-type="float">
            <text:p>0,18432005</text:p>
          </table:table-cell>
          <table:table-cell office:value-type="string" calcext:value-type="string">
            <text:p>0.81568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08.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8841605" calcext:value-type="float">
            <text:p>0,18841605</text:p>
          </table:table-cell>
          <table:table-cell office:value-type="string" calcext:value-type="string">
            <text:p>0.81158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37.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9251205" calcext:value-type="float">
            <text:p>0,19251205</text:p>
          </table:table-cell>
          <table:table-cell office:value-type="string" calcext:value-type="string">
            <text:p>0.80748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28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9660805" calcext:value-type="float">
            <text:p>0,19660805</text:p>
          </table:table-cell>
          <table:table-cell office:value-type="string" calcext:value-type="string">
            <text:p>0.80339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20.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0070405" calcext:value-type="float">
            <text:p>0,20070405</text:p>
          </table:table-cell>
          <table:table-cell office:value-type="string" calcext:value-type="string">
            <text:p>0.79929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082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0480005" calcext:value-type="float">
            <text:p>0,20480005</text:p>
          </table:table-cell>
          <table:table-cell office:value-type="string" calcext:value-type="string">
            <text:p>0.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953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0889606" calcext:value-type="float">
            <text:p>0,20889606</text:p>
          </table:table-cell>
          <table:table-cell office:value-type="string" calcext:value-type="string">
            <text:p>0.79110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90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1299206" calcext:value-type="float">
            <text:p>0,21299206</text:p>
          </table:table-cell>
          <table:table-cell office:value-type="string" calcext:value-type="string">
            <text:p>0.787009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335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1708806" calcext:value-type="float">
            <text:p>0,21708806</text:p>
          </table:table-cell>
          <table:table-cell office:value-type="string" calcext:value-type="string">
            <text:p>0.7829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70.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2118406" calcext:value-type="float">
            <text:p>0,22118406</text:p>
          </table:table-cell>
          <table:table-cell office:value-type="string" calcext:value-type="string">
            <text:p>0.778817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89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2528006" calcext:value-type="float">
            <text:p>0,22528006</text:p>
          </table:table-cell>
          <table:table-cell office:value-type="string" calcext:value-type="string">
            <text:p>0.774721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73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2937606" calcext:value-type="float">
            <text:p>0,22937606</text:p>
          </table:table-cell>
          <table:table-cell office:value-type="string" calcext:value-type="string">
            <text:p>0.770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69.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3347206" calcext:value-type="float">
            <text:p>0,23347206</text:p>
          </table:table-cell>
          <table:table-cell office:value-type="string" calcext:value-type="string">
            <text:p>0.76652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73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3756807" calcext:value-type="float">
            <text:p>0,23756807</text:p>
          </table:table-cell>
          <table:table-cell office:value-type="string" calcext:value-type="string">
            <text:p>0.762433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832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4166407" calcext:value-type="float">
            <text:p>0,24166407</text:p>
          </table:table-cell>
          <table:table-cell office:value-type="string" calcext:value-type="string">
            <text:p>0.75833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71.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4576007" calcext:value-type="float">
            <text:p>0,24576007</text:p>
          </table:table-cell>
          <table:table-cell office:value-type="string" calcext:value-type="string">
            <text:p>0.75424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52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4985607" calcext:value-type="float">
            <text:p>0,24985607</text:p>
          </table:table-cell>
          <table:table-cell office:value-type="string" calcext:value-type="string">
            <text:p>0.750145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08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5395206" calcext:value-type="float">
            <text:p>0,25395206</text:p>
          </table:table-cell>
          <table:table-cell office:value-type="string" calcext:value-type="string">
            <text:p>0.746049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0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5804806" calcext:value-type="float">
            <text:p>0,25804806</text:p>
          </table:table-cell>
          <table:table-cell office:value-type="string" calcext:value-type="string">
            <text:p>0.7419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16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6214406" calcext:value-type="float">
            <text:p>0,26214406</text:p>
          </table:table-cell>
          <table:table-cell office:value-type="string" calcext:value-type="string">
            <text:p>0.737857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57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6624006" calcext:value-type="float">
            <text:p>0,26624006</text:p>
          </table:table-cell>
          <table:table-cell office:value-type="string" calcext:value-type="string">
            <text:p>0.733761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04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7033606" calcext:value-type="float">
            <text:p>0,27033606</text:p>
          </table:table-cell>
          <table:table-cell office:value-type="string" calcext:value-type="string">
            <text:p>0.729665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91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7443206" calcext:value-type="float">
            <text:p>0,27443206</text:p>
          </table:table-cell>
          <table:table-cell office:value-type="string" calcext:value-type="string">
            <text:p>0.725569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84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7852806" calcext:value-type="float">
            <text:p>0,27852806</text:p>
          </table:table-cell>
          <table:table-cell office:value-type="string" calcext:value-type="string">
            <text:p>0.7214739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86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8262407" calcext:value-type="float">
            <text:p>0,28262407</text:p>
          </table:table-cell>
          <table:table-cell office:value-type="string" calcext:value-type="string">
            <text:p>0.717377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61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8672007" calcext:value-type="float">
            <text:p>0,28672007</text:p>
          </table:table-cell>
          <table:table-cell office:value-type="string" calcext:value-type="string">
            <text:p>0.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03.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9081607" calcext:value-type="float">
            <text:p>0,29081607</text:p>
          </table:table-cell>
          <table:table-cell office:value-type="string" calcext:value-type="string">
            <text:p>0.7091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07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9491207" calcext:value-type="float">
            <text:p>0,29491207</text:p>
          </table:table-cell>
          <table:table-cell office:value-type="string" calcext:value-type="string">
            <text:p>0.705090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86.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9900807" calcext:value-type="float">
            <text:p>0,29900807</text:p>
          </table:table-cell>
          <table:table-cell office:value-type="string" calcext:value-type="string">
            <text:p>0.70099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670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0310407" calcext:value-type="float">
            <text:p>0,30310407</text:p>
          </table:table-cell>
          <table:table-cell office:value-type="string" calcext:value-type="string">
            <text:p>0.696898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71.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0720007" calcext:value-type="float">
            <text:p>0,30720007</text:p>
          </table:table-cell>
          <table:table-cell office:value-type="string" calcext:value-type="string">
            <text:p>0.692802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62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1129608" calcext:value-type="float">
            <text:p>0,31129608</text:p>
          </table:table-cell>
          <table:table-cell office:value-type="string" calcext:value-type="string">
            <text:p>0.688706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71.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1539208" calcext:value-type="float">
            <text:p>0,31539208</text:p>
          </table:table-cell>
          <table:table-cell office:value-type="string" calcext:value-type="string">
            <text:p>0.684610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40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1948808" calcext:value-type="float">
            <text:p>0,31948808</text:p>
          </table:table-cell>
          <table:table-cell office:value-type="string" calcext:value-type="string">
            <text:p>0.6805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13.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2358408" calcext:value-type="float">
            <text:p>0,32358408</text:p>
          </table:table-cell>
          <table:table-cell office:value-type="string" calcext:value-type="string">
            <text:p>0.676418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38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2768008" calcext:value-type="float">
            <text:p>0,32768008</text:p>
          </table:table-cell>
          <table:table-cell office:value-type="string" calcext:value-type="string">
            <text:p>0.67232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18.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3177608" calcext:value-type="float">
            <text:p>0,33177608</text:p>
          </table:table-cell>
          <table:table-cell office:value-type="string" calcext:value-type="string">
            <text:p>0.668226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40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3587208" calcext:value-type="float">
            <text:p>0,33587208</text:p>
          </table:table-cell>
          <table:table-cell office:value-type="string" calcext:value-type="string">
            <text:p>0.664130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332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399681" calcext:value-type="float">
            <text:p>0,3399681</text:p>
          </table:table-cell>
          <table:table-cell office:value-type="string" calcext:value-type="string">
            <text:p>0.660034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560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440641" calcext:value-type="float">
            <text:p>0,3440641</text:p>
          </table:table-cell>
          <table:table-cell office:value-type="string" calcext:value-type="string">
            <text:p>0.65593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436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481601" calcext:value-type="float">
            <text:p>0,3481601</text:p>
          </table:table-cell>
          <table:table-cell office:value-type="string" calcext:value-type="string">
            <text:p>0.65184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12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522561" calcext:value-type="float">
            <text:p>0,3522561</text:p>
          </table:table-cell>
          <table:table-cell office:value-type="string" calcext:value-type="string">
            <text:p>0.647746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43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563521" calcext:value-type="float">
            <text:p>0,3563521</text:p>
          </table:table-cell>
          <table:table-cell office:value-type="string" calcext:value-type="string">
            <text:p>0.64365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09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604481" calcext:value-type="float">
            <text:p>0,3604481</text:p>
          </table:table-cell>
          <table:table-cell office:value-type="string" calcext:value-type="string">
            <text:p>0.6395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36.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645441" calcext:value-type="float">
            <text:p>0,3645441</text:p>
          </table:table-cell>
          <table:table-cell office:value-type="string" calcext:value-type="string">
            <text:p>0.63545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64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686401" calcext:value-type="float">
            <text:p>0,3686401</text:p>
          </table:table-cell>
          <table:table-cell office:value-type="string" calcext:value-type="string">
            <text:p>0.6313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40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727361" calcext:value-type="float">
            <text:p>0,3727361</text:p>
          </table:table-cell>
          <table:table-cell office:value-type="string" calcext:value-type="string">
            <text:p>0.627266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27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768321" calcext:value-type="float">
            <text:p>0,3768321</text:p>
          </table:table-cell>
          <table:table-cell office:value-type="string" calcext:value-type="string">
            <text:p>0.62317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59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809281" calcext:value-type="float">
            <text:p>0,3809281</text:p>
          </table:table-cell>
          <table:table-cell office:value-type="string" calcext:value-type="string">
            <text:p>0.619074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87.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850241" calcext:value-type="float">
            <text:p>0,3850241</text:p>
          </table:table-cell>
          <table:table-cell office:value-type="string" calcext:value-type="string">
            <text:p>0.61497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83.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891201" calcext:value-type="float">
            <text:p>0,3891201</text:p>
          </table:table-cell>
          <table:table-cell office:value-type="string" calcext:value-type="string">
            <text:p>0.6108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76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932161" calcext:value-type="float">
            <text:p>0,3932161</text:p>
          </table:table-cell>
          <table:table-cell office:value-type="string" calcext:value-type="string">
            <text:p>0.60678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53.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973121" calcext:value-type="float">
            <text:p>0,3973121</text:p>
          </table:table-cell>
          <table:table-cell office:value-type="string" calcext:value-type="string">
            <text:p>0.602690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13.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014081" calcext:value-type="float">
            <text:p>0,4014081</text:p>
          </table:table-cell>
          <table:table-cell office:value-type="string" calcext:value-type="string">
            <text:p>0.598594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35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055041" calcext:value-type="float">
            <text:p>0,4055041</text:p>
          </table:table-cell>
          <table:table-cell office:value-type="string" calcext:value-type="string">
            <text:p>0.594498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39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096001" calcext:value-type="float">
            <text:p>0,4096001</text:p>
          </table:table-cell>
          <table:table-cell office:value-type="string" calcext:value-type="string">
            <text:p>0.590402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45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136961" calcext:value-type="float">
            <text:p>0,4136961</text:p>
          </table:table-cell>
          <table:table-cell office:value-type="string" calcext:value-type="string">
            <text:p>0.586306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238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177921" calcext:value-type="float">
            <text:p>0,4177921</text:p>
          </table:table-cell>
          <table:table-cell office:value-type="string" calcext:value-type="string">
            <text:p>0.582210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03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218881" calcext:value-type="float">
            <text:p>0,4218881</text:p>
          </table:table-cell>
          <table:table-cell office:value-type="string" calcext:value-type="string">
            <text:p>0.57811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42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259841" calcext:value-type="float">
            <text:p>0,4259841</text:p>
          </table:table-cell>
          <table:table-cell office:value-type="string" calcext:value-type="string">
            <text:p>0.574018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64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3008012" calcext:value-type="float">
            <text:p>0,43008012</text:p>
          </table:table-cell>
          <table:table-cell office:value-type="string" calcext:value-type="string">
            <text:p>0.5699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698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3417612" calcext:value-type="float">
            <text:p>0,43417612</text:p>
          </table:table-cell>
          <table:table-cell office:value-type="string" calcext:value-type="string">
            <text:p>0.565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35.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3827212" calcext:value-type="float">
            <text:p>0,43827212</text:p>
          </table:table-cell>
          <table:table-cell office:value-type="string" calcext:value-type="string">
            <text:p>0.561731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90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4236812" calcext:value-type="float">
            <text:p>0,44236812</text:p>
          </table:table-cell>
          <table:table-cell office:value-type="string" calcext:value-type="string">
            <text:p>0.557635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445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4646412" calcext:value-type="float">
            <text:p>0,44646412</text:p>
          </table:table-cell>
          <table:table-cell office:value-type="string" calcext:value-type="string">
            <text:p>0.553539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05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5056012" calcext:value-type="float">
            <text:p>0,45056012</text:p>
          </table:table-cell>
          <table:table-cell office:value-type="string" calcext:value-type="string">
            <text:p>0.54944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59.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5465612" calcext:value-type="float">
            <text:p>0,45465612</text:p>
          </table:table-cell>
          <table:table-cell office:value-type="string" calcext:value-type="string">
            <text:p>0.545347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79.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5875213" calcext:value-type="float">
            <text:p>0,45875213</text:p>
          </table:table-cell>
          <table:table-cell office:value-type="string" calcext:value-type="string">
            <text:p>0.54125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37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6284813" calcext:value-type="float">
            <text:p>0,46284813</text:p>
          </table:table-cell>
          <table:table-cell office:value-type="string" calcext:value-type="string">
            <text:p>0.537155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9.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6694413" calcext:value-type="float">
            <text:p>0,46694413</text:p>
          </table:table-cell>
          <table:table-cell office:value-type="string" calcext:value-type="string">
            <text:p>0.533059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85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7104013" calcext:value-type="float">
            <text:p>0,47104013</text:p>
          </table:table-cell>
          <table:table-cell office:value-type="string" calcext:value-type="string">
            <text:p>0.528963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42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7513613" calcext:value-type="float">
            <text:p>0,47513613</text:p>
          </table:table-cell>
          <table:table-cell office:value-type="string" calcext:value-type="string">
            <text:p>0.52486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608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7923213" calcext:value-type="float">
            <text:p>0,47923213</text:p>
          </table:table-cell>
          <table:table-cell office:value-type="string" calcext:value-type="string">
            <text:p>0.52077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14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8332813" calcext:value-type="float">
            <text:p>0,48332813</text:p>
          </table:table-cell>
          <table:table-cell office:value-type="string" calcext:value-type="string">
            <text:p>0.51667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813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8742414" calcext:value-type="float">
            <text:p>0,48742414</text:p>
          </table:table-cell>
          <table:table-cell office:value-type="string" calcext:value-type="string">
            <text:p>0.5125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67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9152014" calcext:value-type="float">
            <text:p>0,49152014</text:p>
          </table:table-cell>
          <table:table-cell office:value-type="string" calcext:value-type="string">
            <text:p>0.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51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9561614" calcext:value-type="float">
            <text:p>0,49561614</text:p>
          </table:table-cell>
          <table:table-cell office:value-type="string" calcext:value-type="string">
            <text:p>0.50438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07.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9971214" calcext:value-type="float">
            <text:p>0,49971214</text:p>
          </table:table-cell>
          <table:table-cell office:value-type="string" calcext:value-type="string">
            <text:p>0.500291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16.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0380814" calcext:value-type="float">
            <text:p>0,50380814</text:p>
          </table:table-cell>
          <table:table-cell office:value-type="string" calcext:value-type="string">
            <text:p>0.496195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78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079041" calcext:value-type="float">
            <text:p>0,5079041</text:p>
          </table:table-cell>
          <table:table-cell office:value-type="string" calcext:value-type="string">
            <text:p>0.49209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36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120001" calcext:value-type="float">
            <text:p>0,5120001</text:p>
          </table:table-cell>
          <table:table-cell office:value-type="string" calcext:value-type="string">
            <text:p>0.48800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52.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1609606" calcext:value-type="float">
            <text:p>0,51609606</text:p>
          </table:table-cell>
          <table:table-cell office:value-type="string" calcext:value-type="string">
            <text:p>0.483907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110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20192" calcext:value-type="float">
            <text:p>0,520192</text:p>
          </table:table-cell>
          <table:table-cell office:value-type="string" calcext:value-type="string">
            <text:p>0.479811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046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24288" calcext:value-type="float">
            <text:p>0,524288</text:p>
          </table:table-cell>
          <table:table-cell office:value-type="string" calcext:value-type="string">
            <text:p>0.475715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18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28384" calcext:value-type="float">
            <text:p>0,528384</text:p>
          </table:table-cell>
          <table:table-cell office:value-type="string" calcext:value-type="string">
            <text:p>0.47161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041.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3247994" calcext:value-type="float">
            <text:p>0,53247994</text:p>
          </table:table-cell>
          <table:table-cell office:value-type="string" calcext:value-type="string">
            <text:p>0.46752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34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365759" calcext:value-type="float">
            <text:p>0,5365759</text:p>
          </table:table-cell>
          <table:table-cell office:value-type="string" calcext:value-type="string">
            <text:p>0.46342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416.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406719" calcext:value-type="float">
            <text:p>0,5406719</text:p>
          </table:table-cell>
          <table:table-cell office:value-type="string" calcext:value-type="string">
            <text:p>0.45933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83.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4476786" calcext:value-type="float">
            <text:p>0,54476786</text:p>
          </table:table-cell>
          <table:table-cell office:value-type="string" calcext:value-type="string">
            <text:p>0.45523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478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488638" calcext:value-type="float">
            <text:p>0,5488638</text:p>
          </table:table-cell>
          <table:table-cell office:value-type="string" calcext:value-type="string">
            <text:p>0.451139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41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529598" calcext:value-type="float">
            <text:p>0,5529598</text:p>
          </table:table-cell>
          <table:table-cell office:value-type="string" calcext:value-type="string">
            <text:p>0.447043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42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570558" calcext:value-type="float">
            <text:p>0,5570558</text:p>
          </table:table-cell>
          <table:table-cell office:value-type="string" calcext:value-type="string">
            <text:p>0.44294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25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6115174" calcext:value-type="float">
            <text:p>0,56115174</text:p>
          </table:table-cell>
          <table:table-cell office:value-type="string" calcext:value-type="string">
            <text:p>0.43885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98.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652477" calcext:value-type="float">
            <text:p>0,5652477</text:p>
          </table:table-cell>
          <table:table-cell office:value-type="string" calcext:value-type="string">
            <text:p>0.43475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58.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693437" calcext:value-type="float">
            <text:p>0,5693437</text:p>
          </table:table-cell>
          <table:table-cell office:value-type="string" calcext:value-type="string">
            <text:p>0.43065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114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7343966" calcext:value-type="float">
            <text:p>0,57343966</text:p>
          </table:table-cell>
          <table:table-cell office:value-type="string" calcext:value-type="string">
            <text:p>0.426563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946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775356" calcext:value-type="float">
            <text:p>0,5775356</text:p>
          </table:table-cell>
          <table:table-cell office:value-type="string" calcext:value-type="string">
            <text:p>0.42246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92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816316" calcext:value-type="float">
            <text:p>0,5816316</text:p>
          </table:table-cell>
          <table:table-cell office:value-type="string" calcext:value-type="string">
            <text:p>0.418371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594.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857276" calcext:value-type="float">
            <text:p>0,5857276</text:p>
          </table:table-cell>
          <table:table-cell office:value-type="string" calcext:value-type="string">
            <text:p>0.41427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86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8982354" calcext:value-type="float">
            <text:p>0,58982354</text:p>
          </table:table-cell>
          <table:table-cell office:value-type="string" calcext:value-type="string">
            <text:p>0.41017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162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939195" calcext:value-type="float">
            <text:p>0,5939195</text:p>
          </table:table-cell>
          <table:table-cell office:value-type="string" calcext:value-type="string">
            <text:p>0.40608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39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980155" calcext:value-type="float">
            <text:p>0,5980155</text:p>
          </table:table-cell>
          <table:table-cell office:value-type="string" calcext:value-type="string">
            <text:p>0.40198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09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0211146" calcext:value-type="float">
            <text:p>0,60211146</text:p>
          </table:table-cell>
          <table:table-cell office:value-type="string" calcext:value-type="string">
            <text:p>0.39789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546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0620743" calcext:value-type="float">
            <text:p>0,60620743</text:p>
          </table:table-cell>
          <table:table-cell office:value-type="string" calcext:value-type="string">
            <text:p>0.393795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39.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103034" calcext:value-type="float">
            <text:p>0,6103034</text:p>
          </table:table-cell>
          <table:table-cell office:value-type="string" calcext:value-type="string">
            <text:p>0.389699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13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143994" calcext:value-type="float">
            <text:p>0,6143994</text:p>
          </table:table-cell>
          <table:table-cell office:value-type="string" calcext:value-type="string">
            <text:p>0.38560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235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1849535" calcext:value-type="float">
            <text:p>0,61849535</text:p>
          </table:table-cell>
          <table:table-cell office:value-type="string" calcext:value-type="string">
            <text:p>0.38150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006.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225913" calcext:value-type="float">
            <text:p>0,6225913</text:p>
          </table:table-cell>
          <table:table-cell office:value-type="string" calcext:value-type="string">
            <text:p>0.37741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92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266873" calcext:value-type="float">
            <text:p>0,6266873</text:p>
          </table:table-cell>
          <table:table-cell office:value-type="string" calcext:value-type="string">
            <text:p>0.37331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11.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3078326" calcext:value-type="float">
            <text:p>0,63078326</text:p>
          </table:table-cell>
          <table:table-cell office:value-type="string" calcext:value-type="string">
            <text:p>0.36921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104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3487923" calcext:value-type="float">
            <text:p>0,63487923</text:p>
          </table:table-cell>
          <table:table-cell office:value-type="string" calcext:value-type="string">
            <text:p>0.365123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975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389752" calcext:value-type="float">
            <text:p>0,6389752</text:p>
          </table:table-cell>
          <table:table-cell office:value-type="string" calcext:value-type="string">
            <text:p>0.361027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12.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430712" calcext:value-type="float">
            <text:p>0,6430712</text:p>
          </table:table-cell>
          <table:table-cell office:value-type="string" calcext:value-type="string">
            <text:p>0.35693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277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4716715" calcext:value-type="float">
            <text:p>0,64716715</text:p>
          </table:table-cell>
          <table:table-cell office:value-type="string" calcext:value-type="string">
            <text:p>0.35283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137.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512631" calcext:value-type="float">
            <text:p>0,6512631</text:p>
          </table:table-cell>
          <table:table-cell office:value-type="string" calcext:value-type="string">
            <text:p>0.34873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25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553591" calcext:value-type="float">
            <text:p>0,6553591</text:p>
          </table:table-cell>
          <table:table-cell office:value-type="string" calcext:value-type="string">
            <text:p>0.34464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78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5945506" calcext:value-type="float">
            <text:p>0,65945506</text:p>
          </table:table-cell>
          <table:table-cell office:value-type="string" calcext:value-type="string">
            <text:p>0.3405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161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6355103" calcext:value-type="float">
            <text:p>0,66355103</text:p>
          </table:table-cell>
          <table:table-cell office:value-type="string" calcext:value-type="string">
            <text:p>0.33645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48.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67647" calcext:value-type="float">
            <text:p>0,667647</text:p>
          </table:table-cell>
          <table:table-cell office:value-type="string" calcext:value-type="string">
            <text:p>0.33235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435.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71743" calcext:value-type="float">
            <text:p>0,671743</text:p>
          </table:table-cell>
          <table:table-cell office:value-type="string" calcext:value-type="string">
            <text:p>0.32825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01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7583895" calcext:value-type="float">
            <text:p>0,67583895</text:p>
          </table:table-cell>
          <table:table-cell office:value-type="string" calcext:value-type="string">
            <text:p>0.32416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30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799349" calcext:value-type="float">
            <text:p>0,6799349</text:p>
          </table:table-cell>
          <table:table-cell office:value-type="string" calcext:value-type="string">
            <text:p>0.32006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455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840309" calcext:value-type="float">
            <text:p>0,6840309</text:p>
          </table:table-cell>
          <table:table-cell office:value-type="string" calcext:value-type="string">
            <text:p>0.31597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318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8812686" calcext:value-type="float">
            <text:p>0,68812686</text:p>
          </table:table-cell>
          <table:table-cell office:value-type="string" calcext:value-type="string">
            <text:p>0.31187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84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9222283" calcext:value-type="float">
            <text:p>0,69222283</text:p>
          </table:table-cell>
          <table:table-cell office:value-type="string" calcext:value-type="string">
            <text:p>0.3077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66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963188" calcext:value-type="float">
            <text:p>0,6963188</text:p>
          </table:table-cell>
          <table:table-cell office:value-type="string" calcext:value-type="string">
            <text:p>0.3036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13.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004148" calcext:value-type="float">
            <text:p>0,7004148</text:p>
          </table:table-cell>
          <table:table-cell office:value-type="string" calcext:value-type="string">
            <text:p>0.29958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872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0451075" calcext:value-type="float">
            <text:p>0,70451075</text:p>
          </table:table-cell>
          <table:table-cell office:value-type="string" calcext:value-type="string">
            <text:p>0.29549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191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086067" calcext:value-type="float">
            <text:p>0,7086067</text:p>
          </table:table-cell>
          <table:table-cell office:value-type="string" calcext:value-type="string">
            <text:p>0.29139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195.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127027" calcext:value-type="float">
            <text:p>0,7127027</text:p>
          </table:table-cell>
          <table:table-cell office:value-type="string" calcext:value-type="string">
            <text:p>0.28729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816.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1679866" calcext:value-type="float">
            <text:p>0,71679866</text:p>
          </table:table-cell>
          <table:table-cell office:value-type="string" calcext:value-type="string">
            <text:p>0.28320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38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2089463" calcext:value-type="float">
            <text:p>0,72089463</text:p>
          </table:table-cell>
          <table:table-cell office:value-type="string" calcext:value-type="string">
            <text:p>0.27910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61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249906" calcext:value-type="float">
            <text:p>0,7249906</text:p>
          </table:table-cell>
          <table:table-cell office:value-type="string" calcext:value-type="string">
            <text:p>0.2750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444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290866" calcext:value-type="float">
            <text:p>0,7290866</text:p>
          </table:table-cell>
          <table:table-cell office:value-type="string" calcext:value-type="string">
            <text:p>0.27091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17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3318255" calcext:value-type="float">
            <text:p>0,73318255</text:p>
          </table:table-cell>
          <table:table-cell office:value-type="string" calcext:value-type="string">
            <text:p>0.26681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90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372785" calcext:value-type="float">
            <text:p>0,7372785</text:p>
          </table:table-cell>
          <table:table-cell office:value-type="string" calcext:value-type="string">
            <text:p>0.26272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25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413745" calcext:value-type="float">
            <text:p>0,7413745</text:p>
          </table:table-cell>
          <table:table-cell office:value-type="string" calcext:value-type="string">
            <text:p>0.25862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544.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4547046" calcext:value-type="float">
            <text:p>0,74547046</text:p>
          </table:table-cell>
          <table:table-cell office:value-type="string" calcext:value-type="string">
            <text:p>0.25453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22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4956644" calcext:value-type="float">
            <text:p>0,74956644</text:p>
          </table:table-cell>
          <table:table-cell office:value-type="string" calcext:value-type="string">
            <text:p>0.25043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04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536624" calcext:value-type="float">
            <text:p>0,7536624</text:p>
          </table:table-cell>
          <table:table-cell office:value-type="string" calcext:value-type="string">
            <text:p>0.246339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793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577584" calcext:value-type="float">
            <text:p>0,7577584</text:p>
          </table:table-cell>
          <table:table-cell office:value-type="string" calcext:value-type="string">
            <text:p>0.242243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732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6185435" calcext:value-type="float">
            <text:p>0,76185435</text:p>
          </table:table-cell>
          <table:table-cell office:value-type="string" calcext:value-type="string">
            <text:p>0.23814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18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659503" calcext:value-type="float">
            <text:p>0,7659503</text:p>
          </table:table-cell>
          <table:table-cell office:value-type="string" calcext:value-type="string">
            <text:p>0.23405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577.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700463" calcext:value-type="float">
            <text:p>0,7700463</text:p>
          </table:table-cell>
          <table:table-cell office:value-type="string" calcext:value-type="string">
            <text:p>0.22995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17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7414227" calcext:value-type="float">
            <text:p>0,77414227</text:p>
          </table:table-cell>
          <table:table-cell office:value-type="string" calcext:value-type="string">
            <text:p>0.22585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71.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7823824" calcext:value-type="float">
            <text:p>0,77823824</text:p>
          </table:table-cell>
          <table:table-cell office:value-type="string" calcext:value-type="string">
            <text:p>0.22176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63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823342" calcext:value-type="float">
            <text:p>0,7823342</text:p>
          </table:table-cell>
          <table:table-cell office:value-type="string" calcext:value-type="string">
            <text:p>0.217667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76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864302" calcext:value-type="float">
            <text:p>0,7864302</text:p>
          </table:table-cell>
          <table:table-cell office:value-type="string" calcext:value-type="string">
            <text:p>0.213571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235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9052615" calcext:value-type="float">
            <text:p>0,79052615</text:p>
          </table:table-cell>
          <table:table-cell office:value-type="string" calcext:value-type="string">
            <text:p>0.209475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45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946221" calcext:value-type="float">
            <text:p>0,7946221</text:p>
          </table:table-cell>
          <table:table-cell office:value-type="string" calcext:value-type="string">
            <text:p>0.20537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377.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987181" calcext:value-type="float">
            <text:p>0,7987181</text:p>
          </table:table-cell>
          <table:table-cell office:value-type="string" calcext:value-type="string">
            <text:p>0.20128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608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0281407" calcext:value-type="float">
            <text:p>0,80281407</text:p>
          </table:table-cell>
          <table:table-cell office:value-type="string" calcext:value-type="string">
            <text:p>0.19718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632.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0691004" calcext:value-type="float">
            <text:p>0,80691004</text:p>
          </table:table-cell>
          <table:table-cell office:value-type="string" calcext:value-type="string">
            <text:p>0.19309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760.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11006" calcext:value-type="float">
            <text:p>0,811006</text:p>
          </table:table-cell>
          <table:table-cell office:value-type="string" calcext:value-type="string">
            <text:p>0.188995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16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15102" calcext:value-type="float">
            <text:p>0,815102</text:p>
          </table:table-cell>
          <table:table-cell office:value-type="string" calcext:value-type="string">
            <text:p>0.184899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04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1919795" calcext:value-type="float">
            <text:p>0,81919795</text:p>
          </table:table-cell>
          <table:table-cell office:value-type="string" calcext:value-type="string">
            <text:p>0.18080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22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232939" calcext:value-type="float">
            <text:p>0,8232939</text:p>
          </table:table-cell>
          <table:table-cell office:value-type="string" calcext:value-type="string">
            <text:p>0.17670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725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273899" calcext:value-type="float">
            <text:p>0,8273899</text:p>
          </table:table-cell>
          <table:table-cell office:value-type="string" calcext:value-type="string">
            <text:p>0.17261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08.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3148587" calcext:value-type="float">
            <text:p>0,83148587</text:p>
          </table:table-cell>
          <table:table-cell office:value-type="string" calcext:value-type="string">
            <text:p>0.16851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575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3558184" calcext:value-type="float">
            <text:p>0,83558184</text:p>
          </table:table-cell>
          <table:table-cell office:value-type="string" calcext:value-type="string">
            <text:p>0.16441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035.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396778" calcext:value-type="float">
            <text:p>0,8396778</text:p>
          </table:table-cell>
          <table:table-cell office:value-type="string" calcext:value-type="string">
            <text:p>0.16032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59.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437738" calcext:value-type="float">
            <text:p>0,8437738</text:p>
          </table:table-cell>
          <table:table-cell office:value-type="string" calcext:value-type="string">
            <text:p>0.156227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353.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4786975" calcext:value-type="float">
            <text:p>0,84786975</text:p>
          </table:table-cell>
          <table:table-cell office:value-type="string" calcext:value-type="string">
            <text:p>0.15213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96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519657" calcext:value-type="float">
            <text:p>0,8519657</text:p>
          </table:table-cell>
          <table:table-cell office:value-type="string" calcext:value-type="string">
            <text:p>0.14803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71.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560617" calcext:value-type="float">
            <text:p>0,8560617</text:p>
          </table:table-cell>
          <table:table-cell office:value-type="string" calcext:value-type="string">
            <text:p>0.14393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192.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6015767" calcext:value-type="float">
            <text:p>0,86015767</text:p>
          </table:table-cell>
          <table:table-cell office:value-type="string" calcext:value-type="string">
            <text:p>0.13984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386.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6425364" calcext:value-type="float">
            <text:p>0,86425364</text:p>
          </table:table-cell>
          <table:table-cell office:value-type="string" calcext:value-type="string">
            <text:p>0.13574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461.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683496" calcext:value-type="float">
            <text:p>0,8683496</text:p>
          </table:table-cell>
          <table:table-cell office:value-type="string" calcext:value-type="string">
            <text:p>0.131651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914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724456" calcext:value-type="float">
            <text:p>0,8724456</text:p>
          </table:table-cell>
          <table:table-cell office:value-type="string" calcext:value-type="string">
            <text:p>0.127555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413.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7654155" calcext:value-type="float">
            <text:p>0,87654155</text:p>
          </table:table-cell>
          <table:table-cell office:value-type="string" calcext:value-type="string">
            <text:p>0.12345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28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806375" calcext:value-type="float">
            <text:p>0,8806375</text:p>
          </table:table-cell>
          <table:table-cell office:value-type="string" calcext:value-type="string">
            <text:p>0.11936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078.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847335" calcext:value-type="float">
            <text:p>0,8847335</text:p>
          </table:table-cell>
          <table:table-cell office:value-type="string" calcext:value-type="string">
            <text:p>0.11526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43.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8882947" calcext:value-type="float">
            <text:p>0,88882947</text:p>
          </table:table-cell>
          <table:table-cell office:value-type="string" calcext:value-type="string">
            <text:p>0.111171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609.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9292544" calcext:value-type="float">
            <text:p>0,89292544</text:p>
          </table:table-cell>
          <table:table-cell office:value-type="string" calcext:value-type="string">
            <text:p>0.10707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348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970214" calcext:value-type="float">
            <text:p>0,8970214</text:p>
          </table:table-cell>
          <table:table-cell office:value-type="string" calcext:value-type="string">
            <text:p>0.102979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932.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011174" calcext:value-type="float">
            <text:p>0,9011174</text:p>
          </table:table-cell>
          <table:table-cell office:value-type="string" calcext:value-type="string">
            <text:p>0.098883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206.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0521336" calcext:value-type="float">
            <text:p>0,90521336</text:p>
          </table:table-cell>
          <table:table-cell office:value-type="string" calcext:value-type="string">
            <text:p>0.094787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385.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093093" calcext:value-type="float">
            <text:p>0,9093093</text:p>
          </table:table-cell>
          <table:table-cell office:value-type="string" calcext:value-type="string">
            <text:p>0.090691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60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134053" calcext:value-type="float">
            <text:p>0,9134053</text:p>
          </table:table-cell>
          <table:table-cell office:value-type="string" calcext:value-type="string">
            <text:p>0.08659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148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175013" calcext:value-type="float">
            <text:p>0,9175013</text:p>
          </table:table-cell>
          <table:table-cell office:value-type="string" calcext:value-type="string">
            <text:p>0.0824993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988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2159724" calcext:value-type="float">
            <text:p>0,92159724</text:p>
          </table:table-cell>
          <table:table-cell office:value-type="string" calcext:value-type="string">
            <text:p>0.0784033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982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256932" calcext:value-type="float">
            <text:p>0,9256932</text:p>
          </table:table-cell>
          <table:table-cell office:value-type="string" calcext:value-type="string">
            <text:p>0.07430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33.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297892" calcext:value-type="float">
            <text:p>0,9297892</text:p>
          </table:table-cell>
          <table:table-cell office:value-type="string" calcext:value-type="string">
            <text:p>0.070211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30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3388516" calcext:value-type="float">
            <text:p>0,93388516</text:p>
          </table:table-cell>
          <table:table-cell office:value-type="string" calcext:value-type="string">
            <text:p>0.066115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628.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379811" calcext:value-type="float">
            <text:p>0,9379811</text:p>
          </table:table-cell>
          <table:table-cell office:value-type="string" calcext:value-type="string">
            <text:p>0.062019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986.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420771" calcext:value-type="float">
            <text:p>0,9420771</text:p>
          </table:table-cell>
          <table:table-cell office:value-type="string" calcext:value-type="string">
            <text:p>0.0579233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250.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461731" calcext:value-type="float">
            <text:p>0,9461731</text:p>
          </table:table-cell>
          <table:table-cell office:value-type="string" calcext:value-type="string">
            <text:p>0.0538273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154.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5026904" calcext:value-type="float">
            <text:p>0,95026904</text:p>
          </table:table-cell>
          <table:table-cell office:value-type="string" calcext:value-type="string">
            <text:p>0.0497313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056.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54365" calcext:value-type="float">
            <text:p>0,954365</text:p>
          </table:table-cell>
          <table:table-cell office:value-type="string" calcext:value-type="string">
            <text:p>0.0456353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711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58461" calcext:value-type="float">
            <text:p>0,958461</text:p>
          </table:table-cell>
          <table:table-cell office:value-type="string" calcext:value-type="string">
            <text:p>0.04153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57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6255696" calcext:value-type="float">
            <text:p>0,96255696</text:p>
          </table:table-cell>
          <table:table-cell office:value-type="string" calcext:value-type="string">
            <text:p>0.03744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937.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666529" calcext:value-type="float">
            <text:p>0,9666529</text:p>
          </table:table-cell>
          <table:table-cell office:value-type="string" calcext:value-type="string">
            <text:p>0.033347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816.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707489" calcext:value-type="float">
            <text:p>0,9707489</text:p>
          </table:table-cell>
          <table:table-cell office:value-type="string" calcext:value-type="string">
            <text:p>0.029251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641.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748449" calcext:value-type="float">
            <text:p>0,9748449</text:p>
          </table:table-cell>
          <table:table-cell office:value-type="string" calcext:value-type="string">
            <text:p>0.02515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670.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7894084" calcext:value-type="float">
            <text:p>0,97894084</text:p>
          </table:table-cell>
          <table:table-cell office:value-type="string" calcext:value-type="string">
            <text:p>0.02105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672.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830368" calcext:value-type="float">
            <text:p>0,9830368</text:p>
          </table:table-cell>
          <table:table-cell office:value-type="string" calcext:value-type="string">
            <text:p>0.01696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702.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871328" calcext:value-type="float">
            <text:p>0,9871328</text:p>
          </table:table-cell>
          <table:table-cell office:value-type="string" calcext:value-type="string">
            <text:p>0.0128673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48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9122876" calcext:value-type="float">
            <text:p>0,99122876</text:p>
          </table:table-cell>
          <table:table-cell office:value-type="string" calcext:value-type="string">
            <text:p>0.008771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300.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9532473" calcext:value-type="float">
            <text:p>0,99532473</text:p>
          </table:table-cell>
          <table:table-cell office:value-type="string" calcext:value-type="string">
            <text:p>0.004675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342.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994207" calcext:value-type="float">
            <text:p>0,9994207</text:p>
          </table:table-cell>
          <table:table-cell office:value-type="string" calcext:value-type="string">
            <text:p>5.793115E-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898.0</text:p>
          </table:table-cell>
          <table:table-cell office:value-type="float" office:value="210" calcext:value-type="float">
            <text:p>210</text:p>
          </table:table-cell>
        </table:table-row>
      </table:table>
      <table:table table:name="datos_300_4000_19_11" table:style-name="ta1">
        <table:shapes>
          <draw:frame draw:z-index="0" draw:style-name="gr1" draw:text-style-name="P1" svg:width="16.015cm" svg:height="8.993cm" svg:x="19.013cm" svg:y="0.715cm">
            <draw:object draw:notify-on-update-of-ranges="datos_300_4000_19_11.E2:datos_300_4000_19_11.E246 datos_300_4000_19_11.J2:datos_300_4000_19_11.J2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ustom_l</text:p>
          </table:table-cell>
          <table:table-cell office:value-type="string" calcext:value-type="string">
            <text:p>custom_g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011.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04096" calcext:value-type="float">
            <text:p>0,004096</text:p>
          </table:table-cell>
          <table:table-cell office:value-type="string" calcext:value-type="string">
            <text:p>0.9959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21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08192" calcext:value-type="float">
            <text:p>0,008192</text:p>
          </table:table-cell>
          <table:table-cell office:value-type="string" calcext:value-type="string">
            <text:p>0.991808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54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12288" calcext:value-type="float">
            <text:p>0,012288</text:p>
          </table:table-cell>
          <table:table-cell office:value-type="string" calcext:value-type="string">
            <text:p>0.98771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943.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16384" calcext:value-type="float">
            <text:p>0,016384</text:p>
          </table:table-cell>
          <table:table-cell office:value-type="string" calcext:value-type="string">
            <text:p>0.983616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714.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2048" calcext:value-type="float">
            <text:p>0,02048</text:p>
          </table:table-cell>
          <table:table-cell office:value-type="string" calcext:value-type="string">
            <text:p>0.9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24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24575999" calcext:value-type="float">
            <text:p>0,024575999</text:p>
          </table:table-cell>
          <table:table-cell office:value-type="string" calcext:value-type="string">
            <text:p>0.97542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06.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28671999" calcext:value-type="float">
            <text:p>0,028671999</text:p>
          </table:table-cell>
          <table:table-cell office:value-type="string" calcext:value-type="string">
            <text:p>0.9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39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32768" calcext:value-type="float">
            <text:p>0,032768</text:p>
          </table:table-cell>
          <table:table-cell office:value-type="string" calcext:value-type="string">
            <text:p>0.96723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06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36864" calcext:value-type="float">
            <text:p>0,036864</text:p>
          </table:table-cell>
          <table:table-cell office:value-type="string" calcext:value-type="string">
            <text:p>0.963136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79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40960003" calcext:value-type="float">
            <text:p>0,040960003</text:p>
          </table:table-cell>
          <table:table-cell office:value-type="string" calcext:value-type="string">
            <text:p>0.959040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731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45056004" calcext:value-type="float">
            <text:p>0,045056004</text:p>
          </table:table-cell>
          <table:table-cell office:value-type="string" calcext:value-type="string">
            <text:p>0.95494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38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49152005" calcext:value-type="float">
            <text:p>0,049152005</text:p>
          </table:table-cell>
          <table:table-cell office:value-type="string" calcext:value-type="string">
            <text:p>0.9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403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53248007" calcext:value-type="float">
            <text:p>0,053248007</text:p>
          </table:table-cell>
          <table:table-cell office:value-type="string" calcext:value-type="string">
            <text:p>0.946752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09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5734401" calcext:value-type="float">
            <text:p>0,05734401</text:p>
          </table:table-cell>
          <table:table-cell office:value-type="string" calcext:value-type="string">
            <text:p>0.94265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906.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6144001" calcext:value-type="float">
            <text:p>0,06144001</text:p>
          </table:table-cell>
          <table:table-cell office:value-type="string" calcext:value-type="string">
            <text:p>0.93856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75.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6553601" calcext:value-type="float">
            <text:p>0,06553601</text:p>
          </table:table-cell>
          <table:table-cell office:value-type="string" calcext:value-type="string">
            <text:p>0.934464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980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6963201" calcext:value-type="float">
            <text:p>0,06963201</text:p>
          </table:table-cell>
          <table:table-cell office:value-type="string" calcext:value-type="string">
            <text:p>0.93036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240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7372801" calcext:value-type="float">
            <text:p>0,07372801</text:p>
          </table:table-cell>
          <table:table-cell office:value-type="string" calcext:value-type="string">
            <text:p>0.9262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89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7782401" calcext:value-type="float">
            <text:p>0,07782401</text:p>
          </table:table-cell>
          <table:table-cell office:value-type="string" calcext:value-type="string">
            <text:p>0.922176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250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8192001" calcext:value-type="float">
            <text:p>0,08192001</text:p>
          </table:table-cell>
          <table:table-cell office:value-type="string" calcext:value-type="string">
            <text:p>0.9180805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38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86016014" calcext:value-type="float">
            <text:p>0,086016014</text:p>
          </table:table-cell>
          <table:table-cell office:value-type="string" calcext:value-type="string">
            <text:p>0.91398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149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90112016" calcext:value-type="float">
            <text:p>0,090112016</text:p>
          </table:table-cell>
          <table:table-cell office:value-type="string" calcext:value-type="string">
            <text:p>0.90988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340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9420802" calcext:value-type="float">
            <text:p>0,09420802</text:p>
          </table:table-cell>
          <table:table-cell office:value-type="string" calcext:value-type="string">
            <text:p>0.905792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17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09830402" calcext:value-type="float">
            <text:p>0,09830402</text:p>
          </table:table-cell>
          <table:table-cell office:value-type="string" calcext:value-type="string">
            <text:p>0.90169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23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0240002" calcext:value-type="float">
            <text:p>0,10240002</text:p>
          </table:table-cell>
          <table:table-cell office:value-type="string" calcext:value-type="string">
            <text:p>0.89760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412.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0649602" calcext:value-type="float">
            <text:p>0,10649602</text:p>
          </table:table-cell>
          <table:table-cell office:value-type="string" calcext:value-type="string">
            <text:p>0.89350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625.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1059202" calcext:value-type="float">
            <text:p>0,11059202</text:p>
          </table:table-cell>
          <table:table-cell office:value-type="string" calcext:value-type="string">
            <text:p>0.889408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11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14688024" calcext:value-type="float">
            <text:p>0,114688024</text:p>
          </table:table-cell>
          <table:table-cell office:value-type="string" calcext:value-type="string">
            <text:p>0.88531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176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18784025" calcext:value-type="float">
            <text:p>0,118784025</text:p>
          </table:table-cell>
          <table:table-cell office:value-type="string" calcext:value-type="string">
            <text:p>0.881216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68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2288003" calcext:value-type="float">
            <text:p>0,12288003</text:p>
          </table:table-cell>
          <table:table-cell office:value-type="string" calcext:value-type="string">
            <text:p>0.877120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008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2697603" calcext:value-type="float">
            <text:p>0,12697603</text:p>
          </table:table-cell>
          <table:table-cell office:value-type="string" calcext:value-type="string">
            <text:p>0.87302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95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3107203" calcext:value-type="float">
            <text:p>0,13107203</text:p>
          </table:table-cell>
          <table:table-cell office:value-type="string" calcext:value-type="string">
            <text:p>0.868928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072.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3516803" calcext:value-type="float">
            <text:p>0,13516803</text:p>
          </table:table-cell>
          <table:table-cell office:value-type="string" calcext:value-type="string">
            <text:p>0.864832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53.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3926403" calcext:value-type="float">
            <text:p>0,13926403</text:p>
          </table:table-cell>
          <table:table-cell office:value-type="string" calcext:value-type="string">
            <text:p>0.8607369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341.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4336003" calcext:value-type="float">
            <text:p>0,14336003</text:p>
          </table:table-cell>
          <table:table-cell office:value-type="string" calcext:value-type="string">
            <text:p>0.8566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68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4745604" calcext:value-type="float">
            <text:p>0,14745604</text:p>
          </table:table-cell>
          <table:table-cell office:value-type="string" calcext:value-type="string">
            <text:p>0.852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886.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5155204" calcext:value-type="float">
            <text:p>0,15155204</text:p>
          </table:table-cell>
          <table:table-cell office:value-type="string" calcext:value-type="string">
            <text:p>0.848449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73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5564804" calcext:value-type="float">
            <text:p>0,15564804</text:p>
          </table:table-cell>
          <table:table-cell office:value-type="string" calcext:value-type="string">
            <text:p>0.8443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145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5974404" calcext:value-type="float">
            <text:p>0,15974404</text:p>
          </table:table-cell>
          <table:table-cell office:value-type="string" calcext:value-type="string">
            <text:p>0.840257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668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6384004" calcext:value-type="float">
            <text:p>0,16384004</text:p>
          </table:table-cell>
          <table:table-cell office:value-type="string" calcext:value-type="string">
            <text:p>0.83616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61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6793604" calcext:value-type="float">
            <text:p>0,16793604</text:p>
          </table:table-cell>
          <table:table-cell office:value-type="string" calcext:value-type="string">
            <text:p>0.832065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10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7203204" calcext:value-type="float">
            <text:p>0,17203204</text:p>
          </table:table-cell>
          <table:table-cell office:value-type="string" calcext:value-type="string">
            <text:p>0.827969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98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7612804" calcext:value-type="float">
            <text:p>0,17612804</text:p>
          </table:table-cell>
          <table:table-cell office:value-type="string" calcext:value-type="string">
            <text:p>0.8238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73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8022405" calcext:value-type="float">
            <text:p>0,18022405</text:p>
          </table:table-cell>
          <table:table-cell office:value-type="string" calcext:value-type="string">
            <text:p>0.81977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27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8432005" calcext:value-type="float">
            <text:p>0,18432005</text:p>
          </table:table-cell>
          <table:table-cell office:value-type="string" calcext:value-type="string">
            <text:p>0.81568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75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8841605" calcext:value-type="float">
            <text:p>0,18841605</text:p>
          </table:table-cell>
          <table:table-cell office:value-type="string" calcext:value-type="string">
            <text:p>0.81158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170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9251205" calcext:value-type="float">
            <text:p>0,19251205</text:p>
          </table:table-cell>
          <table:table-cell office:value-type="string" calcext:value-type="string">
            <text:p>0.80748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80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19660805" calcext:value-type="float">
            <text:p>0,19660805</text:p>
          </table:table-cell>
          <table:table-cell office:value-type="string" calcext:value-type="string">
            <text:p>0.80339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914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0070405" calcext:value-type="float">
            <text:p>0,20070405</text:p>
          </table:table-cell>
          <table:table-cell office:value-type="string" calcext:value-type="string">
            <text:p>0.79929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36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0480005" calcext:value-type="float">
            <text:p>0,20480005</text:p>
          </table:table-cell>
          <table:table-cell office:value-type="string" calcext:value-type="string">
            <text:p>0.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49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0889606" calcext:value-type="float">
            <text:p>0,20889606</text:p>
          </table:table-cell>
          <table:table-cell office:value-type="string" calcext:value-type="string">
            <text:p>0.79110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253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1299206" calcext:value-type="float">
            <text:p>0,21299206</text:p>
          </table:table-cell>
          <table:table-cell office:value-type="string" calcext:value-type="string">
            <text:p>0.787009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246.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1708806" calcext:value-type="float">
            <text:p>0,21708806</text:p>
          </table:table-cell>
          <table:table-cell office:value-type="string" calcext:value-type="string">
            <text:p>0.7829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461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2118406" calcext:value-type="float">
            <text:p>0,22118406</text:p>
          </table:table-cell>
          <table:table-cell office:value-type="string" calcext:value-type="string">
            <text:p>0.778817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815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2528006" calcext:value-type="float">
            <text:p>0,22528006</text:p>
          </table:table-cell>
          <table:table-cell office:value-type="string" calcext:value-type="string">
            <text:p>0.774721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916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2937606" calcext:value-type="float">
            <text:p>0,22937606</text:p>
          </table:table-cell>
          <table:table-cell office:value-type="string" calcext:value-type="string">
            <text:p>0.770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85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3347206" calcext:value-type="float">
            <text:p>0,23347206</text:p>
          </table:table-cell>
          <table:table-cell office:value-type="string" calcext:value-type="string">
            <text:p>0.76652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644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3756807" calcext:value-type="float">
            <text:p>0,23756807</text:p>
          </table:table-cell>
          <table:table-cell office:value-type="string" calcext:value-type="string">
            <text:p>0.762433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08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4166407" calcext:value-type="float">
            <text:p>0,24166407</text:p>
          </table:table-cell>
          <table:table-cell office:value-type="string" calcext:value-type="string">
            <text:p>0.75833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013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4576007" calcext:value-type="float">
            <text:p>0,24576007</text:p>
          </table:table-cell>
          <table:table-cell office:value-type="string" calcext:value-type="string">
            <text:p>0.75424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231.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4985607" calcext:value-type="float">
            <text:p>0,24985607</text:p>
          </table:table-cell>
          <table:table-cell office:value-type="string" calcext:value-type="string">
            <text:p>0.750145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98.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5395206" calcext:value-type="float">
            <text:p>0,25395206</text:p>
          </table:table-cell>
          <table:table-cell office:value-type="string" calcext:value-type="string">
            <text:p>0.746049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83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5804806" calcext:value-type="float">
            <text:p>0,25804806</text:p>
          </table:table-cell>
          <table:table-cell office:value-type="string" calcext:value-type="string">
            <text:p>0.7419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70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6214406" calcext:value-type="float">
            <text:p>0,26214406</text:p>
          </table:table-cell>
          <table:table-cell office:value-type="string" calcext:value-type="string">
            <text:p>0.737857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981.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6624006" calcext:value-type="float">
            <text:p>0,26624006</text:p>
          </table:table-cell>
          <table:table-cell office:value-type="string" calcext:value-type="string">
            <text:p>0.733761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181.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7033606" calcext:value-type="float">
            <text:p>0,27033606</text:p>
          </table:table-cell>
          <table:table-cell office:value-type="string" calcext:value-type="string">
            <text:p>0.729665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008.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7443206" calcext:value-type="float">
            <text:p>0,27443206</text:p>
          </table:table-cell>
          <table:table-cell office:value-type="string" calcext:value-type="string">
            <text:p>0.725569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40.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7852806" calcext:value-type="float">
            <text:p>0,27852806</text:p>
          </table:table-cell>
          <table:table-cell office:value-type="string" calcext:value-type="string">
            <text:p>0.7214739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872.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8262407" calcext:value-type="float">
            <text:p>0,28262407</text:p>
          </table:table-cell>
          <table:table-cell office:value-type="string" calcext:value-type="string">
            <text:p>0.717377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933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8672007" calcext:value-type="float">
            <text:p>0,28672007</text:p>
          </table:table-cell>
          <table:table-cell office:value-type="string" calcext:value-type="string">
            <text:p>0.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151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9081607" calcext:value-type="float">
            <text:p>0,29081607</text:p>
          </table:table-cell>
          <table:table-cell office:value-type="string" calcext:value-type="string">
            <text:p>0.7091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472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9491207" calcext:value-type="float">
            <text:p>0,29491207</text:p>
          </table:table-cell>
          <table:table-cell office:value-type="string" calcext:value-type="string">
            <text:p>0.705090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402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29900807" calcext:value-type="float">
            <text:p>0,29900807</text:p>
          </table:table-cell>
          <table:table-cell office:value-type="string" calcext:value-type="string">
            <text:p>0.70099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040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0310407" calcext:value-type="float">
            <text:p>0,30310407</text:p>
          </table:table-cell>
          <table:table-cell office:value-type="string" calcext:value-type="string">
            <text:p>0.696898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419.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0720007" calcext:value-type="float">
            <text:p>0,30720007</text:p>
          </table:table-cell>
          <table:table-cell office:value-type="string" calcext:value-type="string">
            <text:p>0.692802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091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1129608" calcext:value-type="float">
            <text:p>0,31129608</text:p>
          </table:table-cell>
          <table:table-cell office:value-type="string" calcext:value-type="string">
            <text:p>0.688706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211.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1539208" calcext:value-type="float">
            <text:p>0,31539208</text:p>
          </table:table-cell>
          <table:table-cell office:value-type="string" calcext:value-type="string">
            <text:p>0.684610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46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1948808" calcext:value-type="float">
            <text:p>0,31948808</text:p>
          </table:table-cell>
          <table:table-cell office:value-type="string" calcext:value-type="string">
            <text:p>0.6805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464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2358408" calcext:value-type="float">
            <text:p>0,32358408</text:p>
          </table:table-cell>
          <table:table-cell office:value-type="string" calcext:value-type="string">
            <text:p>0.676418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389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2768008" calcext:value-type="float">
            <text:p>0,32768008</text:p>
          </table:table-cell>
          <table:table-cell office:value-type="string" calcext:value-type="string">
            <text:p>0.67232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40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3177608" calcext:value-type="float">
            <text:p>0,33177608</text:p>
          </table:table-cell>
          <table:table-cell office:value-type="string" calcext:value-type="string">
            <text:p>0.668226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380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3587208" calcext:value-type="float">
            <text:p>0,33587208</text:p>
          </table:table-cell>
          <table:table-cell office:value-type="string" calcext:value-type="string">
            <text:p>0.664130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542.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399681" calcext:value-type="float">
            <text:p>0,3399681</text:p>
          </table:table-cell>
          <table:table-cell office:value-type="string" calcext:value-type="string">
            <text:p>0.660034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362.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440641" calcext:value-type="float">
            <text:p>0,3440641</text:p>
          </table:table-cell>
          <table:table-cell office:value-type="string" calcext:value-type="string">
            <text:p>0.65593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349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481601" calcext:value-type="float">
            <text:p>0,3481601</text:p>
          </table:table-cell>
          <table:table-cell office:value-type="string" calcext:value-type="string">
            <text:p>0.65184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10.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522561" calcext:value-type="float">
            <text:p>0,3522561</text:p>
          </table:table-cell>
          <table:table-cell office:value-type="string" calcext:value-type="string">
            <text:p>0.647746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969.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563521" calcext:value-type="float">
            <text:p>0,3563521</text:p>
          </table:table-cell>
          <table:table-cell office:value-type="string" calcext:value-type="string">
            <text:p>0.64365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451.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604481" calcext:value-type="float">
            <text:p>0,3604481</text:p>
          </table:table-cell>
          <table:table-cell office:value-type="string" calcext:value-type="string">
            <text:p>0.6395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902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645441" calcext:value-type="float">
            <text:p>0,3645441</text:p>
          </table:table-cell>
          <table:table-cell office:value-type="string" calcext:value-type="string">
            <text:p>0.63545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561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686401" calcext:value-type="float">
            <text:p>0,3686401</text:p>
          </table:table-cell>
          <table:table-cell office:value-type="string" calcext:value-type="string">
            <text:p>0.6313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12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727361" calcext:value-type="float">
            <text:p>0,3727361</text:p>
          </table:table-cell>
          <table:table-cell office:value-type="string" calcext:value-type="string">
            <text:p>0.627266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416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768321" calcext:value-type="float">
            <text:p>0,3768321</text:p>
          </table:table-cell>
          <table:table-cell office:value-type="string" calcext:value-type="string">
            <text:p>0.62317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262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809281" calcext:value-type="float">
            <text:p>0,3809281</text:p>
          </table:table-cell>
          <table:table-cell office:value-type="string" calcext:value-type="string">
            <text:p>0.619074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888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850241" calcext:value-type="float">
            <text:p>0,3850241</text:p>
          </table:table-cell>
          <table:table-cell office:value-type="string" calcext:value-type="string">
            <text:p>0.61497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869.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891201" calcext:value-type="float">
            <text:p>0,3891201</text:p>
          </table:table-cell>
          <table:table-cell office:value-type="string" calcext:value-type="string">
            <text:p>0.6108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098.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932161" calcext:value-type="float">
            <text:p>0,3932161</text:p>
          </table:table-cell>
          <table:table-cell office:value-type="string" calcext:value-type="string">
            <text:p>0.60678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23.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3973121" calcext:value-type="float">
            <text:p>0,3973121</text:p>
          </table:table-cell>
          <table:table-cell office:value-type="string" calcext:value-type="string">
            <text:p>0.602690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256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014081" calcext:value-type="float">
            <text:p>0,4014081</text:p>
          </table:table-cell>
          <table:table-cell office:value-type="string" calcext:value-type="string">
            <text:p>0.598594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303.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055041" calcext:value-type="float">
            <text:p>0,4055041</text:p>
          </table:table-cell>
          <table:table-cell office:value-type="string" calcext:value-type="string">
            <text:p>0.594498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375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096001" calcext:value-type="float">
            <text:p>0,4096001</text:p>
          </table:table-cell>
          <table:table-cell office:value-type="string" calcext:value-type="string">
            <text:p>0.590402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46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136961" calcext:value-type="float">
            <text:p>0,4136961</text:p>
          </table:table-cell>
          <table:table-cell office:value-type="string" calcext:value-type="string">
            <text:p>0.586306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174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177921" calcext:value-type="float">
            <text:p>0,4177921</text:p>
          </table:table-cell>
          <table:table-cell office:value-type="string" calcext:value-type="string">
            <text:p>0.582210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317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218881" calcext:value-type="float">
            <text:p>0,4218881</text:p>
          </table:table-cell>
          <table:table-cell office:value-type="string" calcext:value-type="string">
            <text:p>0.57811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347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259841" calcext:value-type="float">
            <text:p>0,4259841</text:p>
          </table:table-cell>
          <table:table-cell office:value-type="string" calcext:value-type="string">
            <text:p>0.574018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93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3008012" calcext:value-type="float">
            <text:p>0,43008012</text:p>
          </table:table-cell>
          <table:table-cell office:value-type="string" calcext:value-type="string">
            <text:p>0.5699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553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3417612" calcext:value-type="float">
            <text:p>0,43417612</text:p>
          </table:table-cell>
          <table:table-cell office:value-type="string" calcext:value-type="string">
            <text:p>0.565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508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3827212" calcext:value-type="float">
            <text:p>0,43827212</text:p>
          </table:table-cell>
          <table:table-cell office:value-type="string" calcext:value-type="string">
            <text:p>0.561731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27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4236812" calcext:value-type="float">
            <text:p>0,44236812</text:p>
          </table:table-cell>
          <table:table-cell office:value-type="string" calcext:value-type="string">
            <text:p>0.557635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787.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4646412" calcext:value-type="float">
            <text:p>0,44646412</text:p>
          </table:table-cell>
          <table:table-cell office:value-type="string" calcext:value-type="string">
            <text:p>0.553539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389.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5056012" calcext:value-type="float">
            <text:p>0,45056012</text:p>
          </table:table-cell>
          <table:table-cell office:value-type="string" calcext:value-type="string">
            <text:p>0.54944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62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5465612" calcext:value-type="float">
            <text:p>0,45465612</text:p>
          </table:table-cell>
          <table:table-cell office:value-type="string" calcext:value-type="string">
            <text:p>0.545347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97.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5875213" calcext:value-type="float">
            <text:p>0,45875213</text:p>
          </table:table-cell>
          <table:table-cell office:value-type="string" calcext:value-type="string">
            <text:p>0.54125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744.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6284813" calcext:value-type="float">
            <text:p>0,46284813</text:p>
          </table:table-cell>
          <table:table-cell office:value-type="string" calcext:value-type="string">
            <text:p>0.537155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775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6694413" calcext:value-type="float">
            <text:p>0,46694413</text:p>
          </table:table-cell>
          <table:table-cell office:value-type="string" calcext:value-type="string">
            <text:p>0.533059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471.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7104013" calcext:value-type="float">
            <text:p>0,47104013</text:p>
          </table:table-cell>
          <table:table-cell office:value-type="string" calcext:value-type="string">
            <text:p>0.528963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212.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7513613" calcext:value-type="float">
            <text:p>0,47513613</text:p>
          </table:table-cell>
          <table:table-cell office:value-type="string" calcext:value-type="string">
            <text:p>0.52486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906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7923213" calcext:value-type="float">
            <text:p>0,47923213</text:p>
          </table:table-cell>
          <table:table-cell office:value-type="string" calcext:value-type="string">
            <text:p>0.52077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45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8332813" calcext:value-type="float">
            <text:p>0,48332813</text:p>
          </table:table-cell>
          <table:table-cell office:value-type="string" calcext:value-type="string">
            <text:p>0.51667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652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8742414" calcext:value-type="float">
            <text:p>0,48742414</text:p>
          </table:table-cell>
          <table:table-cell office:value-type="string" calcext:value-type="string">
            <text:p>0.5125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901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9152014" calcext:value-type="float">
            <text:p>0,49152014</text:p>
          </table:table-cell>
          <table:table-cell office:value-type="string" calcext:value-type="string">
            <text:p>0.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122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9561614" calcext:value-type="float">
            <text:p>0,49561614</text:p>
          </table:table-cell>
          <table:table-cell office:value-type="string" calcext:value-type="string">
            <text:p>0.50438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472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49971214" calcext:value-type="float">
            <text:p>0,49971214</text:p>
          </table:table-cell>
          <table:table-cell office:value-type="string" calcext:value-type="string">
            <text:p>0.500291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176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0380814" calcext:value-type="float">
            <text:p>0,50380814</text:p>
          </table:table-cell>
          <table:table-cell office:value-type="string" calcext:value-type="string">
            <text:p>0.496195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750.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079041" calcext:value-type="float">
            <text:p>0,5079041</text:p>
          </table:table-cell>
          <table:table-cell office:value-type="string" calcext:value-type="string">
            <text:p>0.49209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3.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120001" calcext:value-type="float">
            <text:p>0,5120001</text:p>
          </table:table-cell>
          <table:table-cell office:value-type="string" calcext:value-type="string">
            <text:p>0.48800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616.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1609606" calcext:value-type="float">
            <text:p>0,51609606</text:p>
          </table:table-cell>
          <table:table-cell office:value-type="string" calcext:value-type="string">
            <text:p>0.483907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50.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20192" calcext:value-type="float">
            <text:p>0,520192</text:p>
          </table:table-cell>
          <table:table-cell office:value-type="string" calcext:value-type="string">
            <text:p>0.479811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50.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24288" calcext:value-type="float">
            <text:p>0,524288</text:p>
          </table:table-cell>
          <table:table-cell office:value-type="string" calcext:value-type="string">
            <text:p>0.475715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131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28384" calcext:value-type="float">
            <text:p>0,528384</text:p>
          </table:table-cell>
          <table:table-cell office:value-type="string" calcext:value-type="string">
            <text:p>0.47161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225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3247994" calcext:value-type="float">
            <text:p>0,53247994</text:p>
          </table:table-cell>
          <table:table-cell office:value-type="string" calcext:value-type="string">
            <text:p>0.46752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691.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365759" calcext:value-type="float">
            <text:p>0,5365759</text:p>
          </table:table-cell>
          <table:table-cell office:value-type="string" calcext:value-type="string">
            <text:p>0.46342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586.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406719" calcext:value-type="float">
            <text:p>0,5406719</text:p>
          </table:table-cell>
          <table:table-cell office:value-type="string" calcext:value-type="string">
            <text:p>0.45933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894.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4476786" calcext:value-type="float">
            <text:p>0,54476786</text:p>
          </table:table-cell>
          <table:table-cell office:value-type="string" calcext:value-type="string">
            <text:p>0.45523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447.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488638" calcext:value-type="float">
            <text:p>0,5488638</text:p>
          </table:table-cell>
          <table:table-cell office:value-type="string" calcext:value-type="string">
            <text:p>0.451139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069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529598" calcext:value-type="float">
            <text:p>0,5529598</text:p>
          </table:table-cell>
          <table:table-cell office:value-type="string" calcext:value-type="string">
            <text:p>0.447043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774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570558" calcext:value-type="float">
            <text:p>0,5570558</text:p>
          </table:table-cell>
          <table:table-cell office:value-type="string" calcext:value-type="string">
            <text:p>0.44294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96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6115174" calcext:value-type="float">
            <text:p>0,56115174</text:p>
          </table:table-cell>
          <table:table-cell office:value-type="string" calcext:value-type="string">
            <text:p>0.43885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956.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652477" calcext:value-type="float">
            <text:p>0,5652477</text:p>
          </table:table-cell>
          <table:table-cell office:value-type="string" calcext:value-type="string">
            <text:p>0.43475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47.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693437" calcext:value-type="float">
            <text:p>0,5693437</text:p>
          </table:table-cell>
          <table:table-cell office:value-type="string" calcext:value-type="string">
            <text:p>0.43065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132.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7343966" calcext:value-type="float">
            <text:p>0,57343966</text:p>
          </table:table-cell>
          <table:table-cell office:value-type="string" calcext:value-type="string">
            <text:p>0.426563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516.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775356" calcext:value-type="float">
            <text:p>0,5775356</text:p>
          </table:table-cell>
          <table:table-cell office:value-type="string" calcext:value-type="string">
            <text:p>0.42246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69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816316" calcext:value-type="float">
            <text:p>0,5816316</text:p>
          </table:table-cell>
          <table:table-cell office:value-type="string" calcext:value-type="string">
            <text:p>0.418371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090.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857276" calcext:value-type="float">
            <text:p>0,5857276</text:p>
          </table:table-cell>
          <table:table-cell office:value-type="string" calcext:value-type="string">
            <text:p>0.41427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318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8982354" calcext:value-type="float">
            <text:p>0,58982354</text:p>
          </table:table-cell>
          <table:table-cell office:value-type="string" calcext:value-type="string">
            <text:p>0.41017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74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939195" calcext:value-type="float">
            <text:p>0,5939195</text:p>
          </table:table-cell>
          <table:table-cell office:value-type="string" calcext:value-type="string">
            <text:p>0.40608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275.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5980155" calcext:value-type="float">
            <text:p>0,5980155</text:p>
          </table:table-cell>
          <table:table-cell office:value-type="string" calcext:value-type="string">
            <text:p>0.40198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674.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0211146" calcext:value-type="float">
            <text:p>0,60211146</text:p>
          </table:table-cell>
          <table:table-cell office:value-type="string" calcext:value-type="string">
            <text:p>0.39789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822.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0620743" calcext:value-type="float">
            <text:p>0,60620743</text:p>
          </table:table-cell>
          <table:table-cell office:value-type="string" calcext:value-type="string">
            <text:p>0.393795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97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103034" calcext:value-type="float">
            <text:p>0,6103034</text:p>
          </table:table-cell>
          <table:table-cell office:value-type="string" calcext:value-type="string">
            <text:p>0.389699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191.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143994" calcext:value-type="float">
            <text:p>0,6143994</text:p>
          </table:table-cell>
          <table:table-cell office:value-type="string" calcext:value-type="string">
            <text:p>0.38560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929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1849535" calcext:value-type="float">
            <text:p>0,61849535</text:p>
          </table:table-cell>
          <table:table-cell office:value-type="string" calcext:value-type="string">
            <text:p>0.38150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245.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225913" calcext:value-type="float">
            <text:p>0,6225913</text:p>
          </table:table-cell>
          <table:table-cell office:value-type="string" calcext:value-type="string">
            <text:p>0.37741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229.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266873" calcext:value-type="float">
            <text:p>0,6266873</text:p>
          </table:table-cell>
          <table:table-cell office:value-type="string" calcext:value-type="string">
            <text:p>0.37331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464.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3078326" calcext:value-type="float">
            <text:p>0,63078326</text:p>
          </table:table-cell>
          <table:table-cell office:value-type="string" calcext:value-type="string">
            <text:p>0.36921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85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3487923" calcext:value-type="float">
            <text:p>0,63487923</text:p>
          </table:table-cell>
          <table:table-cell office:value-type="string" calcext:value-type="string">
            <text:p>0.365123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280.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389752" calcext:value-type="float">
            <text:p>0,6389752</text:p>
          </table:table-cell>
          <table:table-cell office:value-type="string" calcext:value-type="string">
            <text:p>0.361027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689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430712" calcext:value-type="float">
            <text:p>0,6430712</text:p>
          </table:table-cell>
          <table:table-cell office:value-type="string" calcext:value-type="string">
            <text:p>0.35693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040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4716715" calcext:value-type="float">
            <text:p>0,64716715</text:p>
          </table:table-cell>
          <table:table-cell office:value-type="string" calcext:value-type="string">
            <text:p>0.35283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420.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512631" calcext:value-type="float">
            <text:p>0,6512631</text:p>
          </table:table-cell>
          <table:table-cell office:value-type="string" calcext:value-type="string">
            <text:p>0.34873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50.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553591" calcext:value-type="float">
            <text:p>0,6553591</text:p>
          </table:table-cell>
          <table:table-cell office:value-type="string" calcext:value-type="string">
            <text:p>0.34464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591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5945506" calcext:value-type="float">
            <text:p>0,65945506</text:p>
          </table:table-cell>
          <table:table-cell office:value-type="string" calcext:value-type="string">
            <text:p>0.3405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623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6355103" calcext:value-type="float">
            <text:p>0,66355103</text:p>
          </table:table-cell>
          <table:table-cell office:value-type="string" calcext:value-type="string">
            <text:p>0.33645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028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67647" calcext:value-type="float">
            <text:p>0,667647</text:p>
          </table:table-cell>
          <table:table-cell office:value-type="string" calcext:value-type="string">
            <text:p>0.33235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667.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71743" calcext:value-type="float">
            <text:p>0,671743</text:p>
          </table:table-cell>
          <table:table-cell office:value-type="string" calcext:value-type="string">
            <text:p>0.32825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100.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7583895" calcext:value-type="float">
            <text:p>0,67583895</text:p>
          </table:table-cell>
          <table:table-cell office:value-type="string" calcext:value-type="string">
            <text:p>0.32416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419.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799349" calcext:value-type="float">
            <text:p>0,6799349</text:p>
          </table:table-cell>
          <table:table-cell office:value-type="string" calcext:value-type="string">
            <text:p>0.32006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780.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840309" calcext:value-type="float">
            <text:p>0,6840309</text:p>
          </table:table-cell>
          <table:table-cell office:value-type="string" calcext:value-type="string">
            <text:p>0.31597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969.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8812686" calcext:value-type="float">
            <text:p>0,68812686</text:p>
          </table:table-cell>
          <table:table-cell office:value-type="string" calcext:value-type="string">
            <text:p>0.31187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807.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9222283" calcext:value-type="float">
            <text:p>0,69222283</text:p>
          </table:table-cell>
          <table:table-cell office:value-type="string" calcext:value-type="string">
            <text:p>0.3077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389.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6963188" calcext:value-type="float">
            <text:p>0,6963188</text:p>
          </table:table-cell>
          <table:table-cell office:value-type="string" calcext:value-type="string">
            <text:p>0.3036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17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004148" calcext:value-type="float">
            <text:p>0,7004148</text:p>
          </table:table-cell>
          <table:table-cell office:value-type="string" calcext:value-type="string">
            <text:p>0.29958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296.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0451075" calcext:value-type="float">
            <text:p>0,70451075</text:p>
          </table:table-cell>
          <table:table-cell office:value-type="string" calcext:value-type="string">
            <text:p>0.29549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974.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086067" calcext:value-type="float">
            <text:p>0,7086067</text:p>
          </table:table-cell>
          <table:table-cell office:value-type="string" calcext:value-type="string">
            <text:p>0.29139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63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127027" calcext:value-type="float">
            <text:p>0,7127027</text:p>
          </table:table-cell>
          <table:table-cell office:value-type="string" calcext:value-type="string">
            <text:p>0.28729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350.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1679866" calcext:value-type="float">
            <text:p>0,71679866</text:p>
          </table:table-cell>
          <table:table-cell office:value-type="string" calcext:value-type="string">
            <text:p>0.28320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903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2089463" calcext:value-type="float">
            <text:p>0,72089463</text:p>
          </table:table-cell>
          <table:table-cell office:value-type="string" calcext:value-type="string">
            <text:p>0.27910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077.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249906" calcext:value-type="float">
            <text:p>0,7249906</text:p>
          </table:table-cell>
          <table:table-cell office:value-type="string" calcext:value-type="string">
            <text:p>0.2750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299.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290866" calcext:value-type="float">
            <text:p>0,7290866</text:p>
          </table:table-cell>
          <table:table-cell office:value-type="string" calcext:value-type="string">
            <text:p>0.27091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431.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3318255" calcext:value-type="float">
            <text:p>0,73318255</text:p>
          </table:table-cell>
          <table:table-cell office:value-type="string" calcext:value-type="string">
            <text:p>0.26681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316.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372785" calcext:value-type="float">
            <text:p>0,7372785</text:p>
          </table:table-cell>
          <table:table-cell office:value-type="string" calcext:value-type="string">
            <text:p>0.26272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186.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413745" calcext:value-type="float">
            <text:p>0,7413745</text:p>
          </table:table-cell>
          <table:table-cell office:value-type="string" calcext:value-type="string">
            <text:p>0.25862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757.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4547046" calcext:value-type="float">
            <text:p>0,74547046</text:p>
          </table:table-cell>
          <table:table-cell office:value-type="string" calcext:value-type="string">
            <text:p>0.25453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217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4956644" calcext:value-type="float">
            <text:p>0,74956644</text:p>
          </table:table-cell>
          <table:table-cell office:value-type="string" calcext:value-type="string">
            <text:p>0.25043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892.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536624" calcext:value-type="float">
            <text:p>0,7536624</text:p>
          </table:table-cell>
          <table:table-cell office:value-type="string" calcext:value-type="string">
            <text:p>0.246339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102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577584" calcext:value-type="float">
            <text:p>0,7577584</text:p>
          </table:table-cell>
          <table:table-cell office:value-type="string" calcext:value-type="string">
            <text:p>0.242243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101.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6185435" calcext:value-type="float">
            <text:p>0,76185435</text:p>
          </table:table-cell>
          <table:table-cell office:value-type="string" calcext:value-type="string">
            <text:p>0.23814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09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659503" calcext:value-type="float">
            <text:p>0,7659503</text:p>
          </table:table-cell>
          <table:table-cell office:value-type="string" calcext:value-type="string">
            <text:p>0.23405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965.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700463" calcext:value-type="float">
            <text:p>0,7700463</text:p>
          </table:table-cell>
          <table:table-cell office:value-type="string" calcext:value-type="string">
            <text:p>0.22995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342.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7414227" calcext:value-type="float">
            <text:p>0,77414227</text:p>
          </table:table-cell>
          <table:table-cell office:value-type="string" calcext:value-type="string">
            <text:p>0.22585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03.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7823824" calcext:value-type="float">
            <text:p>0,77823824</text:p>
          </table:table-cell>
          <table:table-cell office:value-type="string" calcext:value-type="string">
            <text:p>0.22176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877.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823342" calcext:value-type="float">
            <text:p>0,7823342</text:p>
          </table:table-cell>
          <table:table-cell office:value-type="string" calcext:value-type="string">
            <text:p>0.217667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874.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864302" calcext:value-type="float">
            <text:p>0,7864302</text:p>
          </table:table-cell>
          <table:table-cell office:value-type="string" calcext:value-type="string">
            <text:p>0.213571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538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9052615" calcext:value-type="float">
            <text:p>0,79052615</text:p>
          </table:table-cell>
          <table:table-cell office:value-type="string" calcext:value-type="string">
            <text:p>0.209475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414.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946221" calcext:value-type="float">
            <text:p>0,7946221</text:p>
          </table:table-cell>
          <table:table-cell office:value-type="string" calcext:value-type="string">
            <text:p>0.20537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95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7987181" calcext:value-type="float">
            <text:p>0,7987181</text:p>
          </table:table-cell>
          <table:table-cell office:value-type="string" calcext:value-type="string">
            <text:p>0.20128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124.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0281407" calcext:value-type="float">
            <text:p>0,80281407</text:p>
          </table:table-cell>
          <table:table-cell office:value-type="string" calcext:value-type="string">
            <text:p>0.19718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126.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0691004" calcext:value-type="float">
            <text:p>0,80691004</text:p>
          </table:table-cell>
          <table:table-cell office:value-type="string" calcext:value-type="string">
            <text:p>0.19309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968.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11006" calcext:value-type="float">
            <text:p>0,811006</text:p>
          </table:table-cell>
          <table:table-cell office:value-type="string" calcext:value-type="string">
            <text:p>0.188995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052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15102" calcext:value-type="float">
            <text:p>0,815102</text:p>
          </table:table-cell>
          <table:table-cell office:value-type="string" calcext:value-type="string">
            <text:p>0.184899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239.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1919795" calcext:value-type="float">
            <text:p>0,81919795</text:p>
          </table:table-cell>
          <table:table-cell office:value-type="string" calcext:value-type="string">
            <text:p>0.18080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674.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232939" calcext:value-type="float">
            <text:p>0,8232939</text:p>
          </table:table-cell>
          <table:table-cell office:value-type="string" calcext:value-type="string">
            <text:p>0.17670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284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273899" calcext:value-type="float">
            <text:p>0,8273899</text:p>
          </table:table-cell>
          <table:table-cell office:value-type="string" calcext:value-type="string">
            <text:p>0.17261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586.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3148587" calcext:value-type="float">
            <text:p>0,83148587</text:p>
          </table:table-cell>
          <table:table-cell office:value-type="string" calcext:value-type="string">
            <text:p>0.16851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058.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3558184" calcext:value-type="float">
            <text:p>0,83558184</text:p>
          </table:table-cell>
          <table:table-cell office:value-type="string" calcext:value-type="string">
            <text:p>0.16441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648.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396778" calcext:value-type="float">
            <text:p>0,8396778</text:p>
          </table:table-cell>
          <table:table-cell office:value-type="string" calcext:value-type="string">
            <text:p>0.16032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560.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437738" calcext:value-type="float">
            <text:p>0,8437738</text:p>
          </table:table-cell>
          <table:table-cell office:value-type="string" calcext:value-type="string">
            <text:p>0.156227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45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4786975" calcext:value-type="float">
            <text:p>0,84786975</text:p>
          </table:table-cell>
          <table:table-cell office:value-type="string" calcext:value-type="string">
            <text:p>0.15213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938.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519657" calcext:value-type="float">
            <text:p>0,8519657</text:p>
          </table:table-cell>
          <table:table-cell office:value-type="string" calcext:value-type="string">
            <text:p>0.14803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803.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560617" calcext:value-type="float">
            <text:p>0,8560617</text:p>
          </table:table-cell>
          <table:table-cell office:value-type="string" calcext:value-type="string">
            <text:p>0.14393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609.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6015767" calcext:value-type="float">
            <text:p>0,86015767</text:p>
          </table:table-cell>
          <table:table-cell office:value-type="string" calcext:value-type="string">
            <text:p>0.13984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630.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6425364" calcext:value-type="float">
            <text:p>0,86425364</text:p>
          </table:table-cell>
          <table:table-cell office:value-type="string" calcext:value-type="string">
            <text:p>0.13574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52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683496" calcext:value-type="float">
            <text:p>0,8683496</text:p>
          </table:table-cell>
          <table:table-cell office:value-type="string" calcext:value-type="string">
            <text:p>0.131651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453.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724456" calcext:value-type="float">
            <text:p>0,8724456</text:p>
          </table:table-cell>
          <table:table-cell office:value-type="string" calcext:value-type="string">
            <text:p>0.127555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348.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7654155" calcext:value-type="float">
            <text:p>0,87654155</text:p>
          </table:table-cell>
          <table:table-cell office:value-type="string" calcext:value-type="string">
            <text:p>0.12345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925.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806375" calcext:value-type="float">
            <text:p>0,8806375</text:p>
          </table:table-cell>
          <table:table-cell office:value-type="string" calcext:value-type="string">
            <text:p>0.11936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347.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847335" calcext:value-type="float">
            <text:p>0,8847335</text:p>
          </table:table-cell>
          <table:table-cell office:value-type="string" calcext:value-type="string">
            <text:p>0.11526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17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8882947" calcext:value-type="float">
            <text:p>0,88882947</text:p>
          </table:table-cell>
          <table:table-cell office:value-type="string" calcext:value-type="string">
            <text:p>0.111171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482.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9292544" calcext:value-type="float">
            <text:p>0,89292544</text:p>
          </table:table-cell>
          <table:table-cell office:value-type="string" calcext:value-type="string">
            <text:p>0.10707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779.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8970214" calcext:value-type="float">
            <text:p>0,8970214</text:p>
          </table:table-cell>
          <table:table-cell office:value-type="string" calcext:value-type="string">
            <text:p>0.102979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742.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011174" calcext:value-type="float">
            <text:p>0,9011174</text:p>
          </table:table-cell>
          <table:table-cell office:value-type="string" calcext:value-type="string">
            <text:p>0.098883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215.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0521336" calcext:value-type="float">
            <text:p>0,90521336</text:p>
          </table:table-cell>
          <table:table-cell office:value-type="string" calcext:value-type="string">
            <text:p>0.094787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759.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093093" calcext:value-type="float">
            <text:p>0,9093093</text:p>
          </table:table-cell>
          <table:table-cell office:value-type="string" calcext:value-type="string">
            <text:p>0.090691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26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134053" calcext:value-type="float">
            <text:p>0,9134053</text:p>
          </table:table-cell>
          <table:table-cell office:value-type="string" calcext:value-type="string">
            <text:p>0.08659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410.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175013" calcext:value-type="float">
            <text:p>0,9175013</text:p>
          </table:table-cell>
          <table:table-cell office:value-type="string" calcext:value-type="string">
            <text:p>0.0824993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548.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2159724" calcext:value-type="float">
            <text:p>0,92159724</text:p>
          </table:table-cell>
          <table:table-cell office:value-type="string" calcext:value-type="string">
            <text:p>0.0784033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570.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256932" calcext:value-type="float">
            <text:p>0,9256932</text:p>
          </table:table-cell>
          <table:table-cell office:value-type="string" calcext:value-type="string">
            <text:p>0.07430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511.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297892" calcext:value-type="float">
            <text:p>0,9297892</text:p>
          </table:table-cell>
          <table:table-cell office:value-type="string" calcext:value-type="string">
            <text:p>0.070211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789.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3388516" calcext:value-type="float">
            <text:p>0,93388516</text:p>
          </table:table-cell>
          <table:table-cell office:value-type="string" calcext:value-type="string">
            <text:p>0.066115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2843.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379811" calcext:value-type="float">
            <text:p>0,9379811</text:p>
          </table:table-cell>
          <table:table-cell office:value-type="string" calcext:value-type="string">
            <text:p>0.062019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823.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420771" calcext:value-type="float">
            <text:p>0,9420771</text:p>
          </table:table-cell>
          <table:table-cell office:value-type="string" calcext:value-type="string">
            <text:p>0.0579233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234.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461731" calcext:value-type="float">
            <text:p>0,9461731</text:p>
          </table:table-cell>
          <table:table-cell office:value-type="string" calcext:value-type="string">
            <text:p>0.0538273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785.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5026904" calcext:value-type="float">
            <text:p>0,95026904</text:p>
          </table:table-cell>
          <table:table-cell office:value-type="string" calcext:value-type="string">
            <text:p>0.0497313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736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54365" calcext:value-type="float">
            <text:p>0,954365</text:p>
          </table:table-cell>
          <table:table-cell office:value-type="string" calcext:value-type="string">
            <text:p>0.0456353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106.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58461" calcext:value-type="float">
            <text:p>0,958461</text:p>
          </table:table-cell>
          <table:table-cell office:value-type="string" calcext:value-type="string">
            <text:p>0.04153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631.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6255696" calcext:value-type="float">
            <text:p>0,96255696</text:p>
          </table:table-cell>
          <table:table-cell office:value-type="string" calcext:value-type="string">
            <text:p>0.03744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935.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666529" calcext:value-type="float">
            <text:p>0,9666529</text:p>
          </table:table-cell>
          <table:table-cell office:value-type="string" calcext:value-type="string">
            <text:p>0.033347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906.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707489" calcext:value-type="float">
            <text:p>0,9707489</text:p>
          </table:table-cell>
          <table:table-cell office:value-type="string" calcext:value-type="string">
            <text:p>0.029251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919.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748449" calcext:value-type="float">
            <text:p>0,9748449</text:p>
          </table:table-cell>
          <table:table-cell office:value-type="string" calcext:value-type="string">
            <text:p>0.02515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993.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7894084" calcext:value-type="float">
            <text:p>0,97894084</text:p>
          </table:table-cell>
          <table:table-cell office:value-type="string" calcext:value-type="string">
            <text:p>0.02105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597.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830368" calcext:value-type="float">
            <text:p>0,9830368</text:p>
          </table:table-cell>
          <table:table-cell office:value-type="string" calcext:value-type="string">
            <text:p>0.01696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699.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871328" calcext:value-type="float">
            <text:p>0,9871328</text:p>
          </table:table-cell>
          <table:table-cell office:value-type="string" calcext:value-type="string">
            <text:p>0.0128673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634.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9122876" calcext:value-type="float">
            <text:p>0,99122876</text:p>
          </table:table-cell>
          <table:table-cell office:value-type="string" calcext:value-type="string">
            <text:p>0.008771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947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9532473" calcext:value-type="float">
            <text:p>0,99532473</text:p>
          </table:table-cell>
          <table:table-cell office:value-type="string" calcext:value-type="string">
            <text:p>0.004675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211.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0</text:p>
          </table:table-cell>
          <table:table-cell office:value-type="float" office:value="0.9994207" calcext:value-type="float">
            <text:p>0,9994207</text:p>
          </table:table-cell>
          <table:table-cell office:value-type="string" calcext:value-type="string">
            <text:p>5.793115E-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300.0</text:p>
          </table:table-cell>
          <table:table-cell office:value-type="float" office:value="335" calcext:value-type="float">
            <text:p>335</text:p>
          </table:table-cell>
        </table:table-row>
      </table:table>
      <table:table table:name="datos_300_5000_15_14" table:style-name="ta1">
        <table:shapes>
          <draw:frame draw:z-index="0" draw:style-name="gr1" draw:text-style-name="P1" svg:width="16.01cm" svg:height="8.994cm" svg:x="19.045cm" svg:y="0.602cm">
            <draw:object draw:notify-on-update-of-ranges="datos_300_5000_15_14.E2:datos_300_5000_15_14.E246 datos_300_5000_15_14.J2:datos_300_5000_15_14.J2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ustom_l</text:p>
          </table:table-cell>
          <table:table-cell office:value-type="string" calcext:value-type="string">
            <text:p>custom_g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751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04096" calcext:value-type="float">
            <text:p>0,004096</text:p>
          </table:table-cell>
          <table:table-cell office:value-type="string" calcext:value-type="string">
            <text:p>0.9959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941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08192" calcext:value-type="float">
            <text:p>0,008192</text:p>
          </table:table-cell>
          <table:table-cell office:value-type="string" calcext:value-type="string">
            <text:p>0.991808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973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12288" calcext:value-type="float">
            <text:p>0,012288</text:p>
          </table:table-cell>
          <table:table-cell office:value-type="string" calcext:value-type="string">
            <text:p>0.98771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464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16384" calcext:value-type="float">
            <text:p>0,016384</text:p>
          </table:table-cell>
          <table:table-cell office:value-type="string" calcext:value-type="string">
            <text:p>0.983616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738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2048" calcext:value-type="float">
            <text:p>0,02048</text:p>
          </table:table-cell>
          <table:table-cell office:value-type="string" calcext:value-type="string">
            <text:p>0.9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701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24575999" calcext:value-type="float">
            <text:p>0,024575999</text:p>
          </table:table-cell>
          <table:table-cell office:value-type="string" calcext:value-type="string">
            <text:p>0.97542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74.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28671999" calcext:value-type="float">
            <text:p>0,028671999</text:p>
          </table:table-cell>
          <table:table-cell office:value-type="string" calcext:value-type="string">
            <text:p>0.9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22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32768" calcext:value-type="float">
            <text:p>0,032768</text:p>
          </table:table-cell>
          <table:table-cell office:value-type="string" calcext:value-type="string">
            <text:p>0.96723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005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36864" calcext:value-type="float">
            <text:p>0,036864</text:p>
          </table:table-cell>
          <table:table-cell office:value-type="string" calcext:value-type="string">
            <text:p>0.963136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93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40960003" calcext:value-type="float">
            <text:p>0,040960003</text:p>
          </table:table-cell>
          <table:table-cell office:value-type="string" calcext:value-type="string">
            <text:p>0.959040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71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45056004" calcext:value-type="float">
            <text:p>0,045056004</text:p>
          </table:table-cell>
          <table:table-cell office:value-type="string" calcext:value-type="string">
            <text:p>0.95494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61.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49152005" calcext:value-type="float">
            <text:p>0,049152005</text:p>
          </table:table-cell>
          <table:table-cell office:value-type="string" calcext:value-type="string">
            <text:p>0.9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23.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53248007" calcext:value-type="float">
            <text:p>0,053248007</text:p>
          </table:table-cell>
          <table:table-cell office:value-type="string" calcext:value-type="string">
            <text:p>0.946752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288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5734401" calcext:value-type="float">
            <text:p>0,05734401</text:p>
          </table:table-cell>
          <table:table-cell office:value-type="string" calcext:value-type="string">
            <text:p>0.94265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66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6144001" calcext:value-type="float">
            <text:p>0,06144001</text:p>
          </table:table-cell>
          <table:table-cell office:value-type="string" calcext:value-type="string">
            <text:p>0.93856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198.0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6553601" calcext:value-type="float">
            <text:p>0,06553601</text:p>
          </table:table-cell>
          <table:table-cell office:value-type="string" calcext:value-type="string">
            <text:p>0.934464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38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6963201" calcext:value-type="float">
            <text:p>0,06963201</text:p>
          </table:table-cell>
          <table:table-cell office:value-type="string" calcext:value-type="string">
            <text:p>0.93036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943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7372801" calcext:value-type="float">
            <text:p>0,07372801</text:p>
          </table:table-cell>
          <table:table-cell office:value-type="string" calcext:value-type="string">
            <text:p>0.9262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05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7782401" calcext:value-type="float">
            <text:p>0,07782401</text:p>
          </table:table-cell>
          <table:table-cell office:value-type="string" calcext:value-type="string">
            <text:p>0.922176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38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8192001" calcext:value-type="float">
            <text:p>0,08192001</text:p>
          </table:table-cell>
          <table:table-cell office:value-type="string" calcext:value-type="string">
            <text:p>0.9180805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578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86016014" calcext:value-type="float">
            <text:p>0,086016014</text:p>
          </table:table-cell>
          <table:table-cell office:value-type="string" calcext:value-type="string">
            <text:p>0.91398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64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90112016" calcext:value-type="float">
            <text:p>0,090112016</text:p>
          </table:table-cell>
          <table:table-cell office:value-type="string" calcext:value-type="string">
            <text:p>0.90988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544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9420802" calcext:value-type="float">
            <text:p>0,09420802</text:p>
          </table:table-cell>
          <table:table-cell office:value-type="string" calcext:value-type="string">
            <text:p>0.905792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69.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09830402" calcext:value-type="float">
            <text:p>0,09830402</text:p>
          </table:table-cell>
          <table:table-cell office:value-type="string" calcext:value-type="string">
            <text:p>0.90169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76.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0240002" calcext:value-type="float">
            <text:p>0,10240002</text:p>
          </table:table-cell>
          <table:table-cell office:value-type="string" calcext:value-type="string">
            <text:p>0.89760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865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0649602" calcext:value-type="float">
            <text:p>0,10649602</text:p>
          </table:table-cell>
          <table:table-cell office:value-type="string" calcext:value-type="string">
            <text:p>0.89350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69.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1059202" calcext:value-type="float">
            <text:p>0,11059202</text:p>
          </table:table-cell>
          <table:table-cell office:value-type="string" calcext:value-type="string">
            <text:p>0.889408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156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14688024" calcext:value-type="float">
            <text:p>0,114688024</text:p>
          </table:table-cell>
          <table:table-cell office:value-type="string" calcext:value-type="string">
            <text:p>0.88531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94.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18784025" calcext:value-type="float">
            <text:p>0,118784025</text:p>
          </table:table-cell>
          <table:table-cell office:value-type="string" calcext:value-type="string">
            <text:p>0.881216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38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2288003" calcext:value-type="float">
            <text:p>0,12288003</text:p>
          </table:table-cell>
          <table:table-cell office:value-type="string" calcext:value-type="string">
            <text:p>0.877120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60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2697603" calcext:value-type="float">
            <text:p>0,12697603</text:p>
          </table:table-cell>
          <table:table-cell office:value-type="string" calcext:value-type="string">
            <text:p>0.87302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792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3107203" calcext:value-type="float">
            <text:p>0,13107203</text:p>
          </table:table-cell>
          <table:table-cell office:value-type="string" calcext:value-type="string">
            <text:p>0.868928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465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3516803" calcext:value-type="float">
            <text:p>0,13516803</text:p>
          </table:table-cell>
          <table:table-cell office:value-type="string" calcext:value-type="string">
            <text:p>0.864832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282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3926403" calcext:value-type="float">
            <text:p>0,13926403</text:p>
          </table:table-cell>
          <table:table-cell office:value-type="string" calcext:value-type="string">
            <text:p>0.8607369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63.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4336003" calcext:value-type="float">
            <text:p>0,14336003</text:p>
          </table:table-cell>
          <table:table-cell office:value-type="string" calcext:value-type="string">
            <text:p>0.8566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433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4745604" calcext:value-type="float">
            <text:p>0,14745604</text:p>
          </table:table-cell>
          <table:table-cell office:value-type="string" calcext:value-type="string">
            <text:p>0.852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99.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5155204" calcext:value-type="float">
            <text:p>0,15155204</text:p>
          </table:table-cell>
          <table:table-cell office:value-type="string" calcext:value-type="string">
            <text:p>0.848449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831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5564804" calcext:value-type="float">
            <text:p>0,15564804</text:p>
          </table:table-cell>
          <table:table-cell office:value-type="string" calcext:value-type="string">
            <text:p>0.8443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341.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5974404" calcext:value-type="float">
            <text:p>0,15974404</text:p>
          </table:table-cell>
          <table:table-cell office:value-type="string" calcext:value-type="string">
            <text:p>0.840257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293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6384004" calcext:value-type="float">
            <text:p>0,16384004</text:p>
          </table:table-cell>
          <table:table-cell office:value-type="string" calcext:value-type="string">
            <text:p>0.83616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46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6793604" calcext:value-type="float">
            <text:p>0,16793604</text:p>
          </table:table-cell>
          <table:table-cell office:value-type="string" calcext:value-type="string">
            <text:p>0.832065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902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7203204" calcext:value-type="float">
            <text:p>0,17203204</text:p>
          </table:table-cell>
          <table:table-cell office:value-type="string" calcext:value-type="string">
            <text:p>0.827969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60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7612804" calcext:value-type="float">
            <text:p>0,17612804</text:p>
          </table:table-cell>
          <table:table-cell office:value-type="string" calcext:value-type="string">
            <text:p>0.8238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52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8022405" calcext:value-type="float">
            <text:p>0,18022405</text:p>
          </table:table-cell>
          <table:table-cell office:value-type="string" calcext:value-type="string">
            <text:p>0.81977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625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8432005" calcext:value-type="float">
            <text:p>0,18432005</text:p>
          </table:table-cell>
          <table:table-cell office:value-type="string" calcext:value-type="string">
            <text:p>0.81568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928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8841605" calcext:value-type="float">
            <text:p>0,18841605</text:p>
          </table:table-cell>
          <table:table-cell office:value-type="string" calcext:value-type="string">
            <text:p>0.81158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13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9251205" calcext:value-type="float">
            <text:p>0,19251205</text:p>
          </table:table-cell>
          <table:table-cell office:value-type="string" calcext:value-type="string">
            <text:p>0.80748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161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19660805" calcext:value-type="float">
            <text:p>0,19660805</text:p>
          </table:table-cell>
          <table:table-cell office:value-type="string" calcext:value-type="string">
            <text:p>0.80339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445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0070405" calcext:value-type="float">
            <text:p>0,20070405</text:p>
          </table:table-cell>
          <table:table-cell office:value-type="string" calcext:value-type="string">
            <text:p>0.79929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410.0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0480005" calcext:value-type="float">
            <text:p>0,20480005</text:p>
          </table:table-cell>
          <table:table-cell office:value-type="string" calcext:value-type="string">
            <text:p>0.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00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0889606" calcext:value-type="float">
            <text:p>0,20889606</text:p>
          </table:table-cell>
          <table:table-cell office:value-type="string" calcext:value-type="string">
            <text:p>0.79110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129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1299206" calcext:value-type="float">
            <text:p>0,21299206</text:p>
          </table:table-cell>
          <table:table-cell office:value-type="string" calcext:value-type="string">
            <text:p>0.787009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502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1708806" calcext:value-type="float">
            <text:p>0,21708806</text:p>
          </table:table-cell>
          <table:table-cell office:value-type="string" calcext:value-type="string">
            <text:p>0.7829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52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2118406" calcext:value-type="float">
            <text:p>0,22118406</text:p>
          </table:table-cell>
          <table:table-cell office:value-type="string" calcext:value-type="string">
            <text:p>0.778817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898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2528006" calcext:value-type="float">
            <text:p>0,22528006</text:p>
          </table:table-cell>
          <table:table-cell office:value-type="string" calcext:value-type="string">
            <text:p>0.774721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90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2937606" calcext:value-type="float">
            <text:p>0,22937606</text:p>
          </table:table-cell>
          <table:table-cell office:value-type="string" calcext:value-type="string">
            <text:p>0.770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61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3347206" calcext:value-type="float">
            <text:p>0,23347206</text:p>
          </table:table-cell>
          <table:table-cell office:value-type="string" calcext:value-type="string">
            <text:p>0.76652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265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3756807" calcext:value-type="float">
            <text:p>0,23756807</text:p>
          </table:table-cell>
          <table:table-cell office:value-type="string" calcext:value-type="string">
            <text:p>0.762433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872.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4166407" calcext:value-type="float">
            <text:p>0,24166407</text:p>
          </table:table-cell>
          <table:table-cell office:value-type="string" calcext:value-type="string">
            <text:p>0.75833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587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4576007" calcext:value-type="float">
            <text:p>0,24576007</text:p>
          </table:table-cell>
          <table:table-cell office:value-type="string" calcext:value-type="string">
            <text:p>0.75424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909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4985607" calcext:value-type="float">
            <text:p>0,24985607</text:p>
          </table:table-cell>
          <table:table-cell office:value-type="string" calcext:value-type="string">
            <text:p>0.750145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23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5395206" calcext:value-type="float">
            <text:p>0,25395206</text:p>
          </table:table-cell>
          <table:table-cell office:value-type="string" calcext:value-type="string">
            <text:p>0.746049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329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5804806" calcext:value-type="float">
            <text:p>0,25804806</text:p>
          </table:table-cell>
          <table:table-cell office:value-type="string" calcext:value-type="string">
            <text:p>0.7419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70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6214406" calcext:value-type="float">
            <text:p>0,26214406</text:p>
          </table:table-cell>
          <table:table-cell office:value-type="string" calcext:value-type="string">
            <text:p>0.737857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959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6624006" calcext:value-type="float">
            <text:p>0,26624006</text:p>
          </table:table-cell>
          <table:table-cell office:value-type="string" calcext:value-type="string">
            <text:p>0.733761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45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7033606" calcext:value-type="float">
            <text:p>0,27033606</text:p>
          </table:table-cell>
          <table:table-cell office:value-type="string" calcext:value-type="string">
            <text:p>0.729665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145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7443206" calcext:value-type="float">
            <text:p>0,27443206</text:p>
          </table:table-cell>
          <table:table-cell office:value-type="string" calcext:value-type="string">
            <text:p>0.725569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800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7852806" calcext:value-type="float">
            <text:p>0,27852806</text:p>
          </table:table-cell>
          <table:table-cell office:value-type="string" calcext:value-type="string">
            <text:p>0.7214739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060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8262407" calcext:value-type="float">
            <text:p>0,28262407</text:p>
          </table:table-cell>
          <table:table-cell office:value-type="string" calcext:value-type="string">
            <text:p>0.717377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40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8672007" calcext:value-type="float">
            <text:p>0,28672007</text:p>
          </table:table-cell>
          <table:table-cell office:value-type="string" calcext:value-type="string">
            <text:p>0.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97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9081607" calcext:value-type="float">
            <text:p>0,29081607</text:p>
          </table:table-cell>
          <table:table-cell office:value-type="string" calcext:value-type="string">
            <text:p>0.7091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609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9491207" calcext:value-type="float">
            <text:p>0,29491207</text:p>
          </table:table-cell>
          <table:table-cell office:value-type="string" calcext:value-type="string">
            <text:p>0.705090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47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29900807" calcext:value-type="float">
            <text:p>0,29900807</text:p>
          </table:table-cell>
          <table:table-cell office:value-type="string" calcext:value-type="string">
            <text:p>0.70099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86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0310407" calcext:value-type="float">
            <text:p>0,30310407</text:p>
          </table:table-cell>
          <table:table-cell office:value-type="string" calcext:value-type="string">
            <text:p>0.696898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25.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0720007" calcext:value-type="float">
            <text:p>0,30720007</text:p>
          </table:table-cell>
          <table:table-cell office:value-type="string" calcext:value-type="string">
            <text:p>0.692802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267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1129608" calcext:value-type="float">
            <text:p>0,31129608</text:p>
          </table:table-cell>
          <table:table-cell office:value-type="string" calcext:value-type="string">
            <text:p>0.688706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73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1539208" calcext:value-type="float">
            <text:p>0,31539208</text:p>
          </table:table-cell>
          <table:table-cell office:value-type="string" calcext:value-type="string">
            <text:p>0.684610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35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1948808" calcext:value-type="float">
            <text:p>0,31948808</text:p>
          </table:table-cell>
          <table:table-cell office:value-type="string" calcext:value-type="string">
            <text:p>0.6805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975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2358408" calcext:value-type="float">
            <text:p>0,32358408</text:p>
          </table:table-cell>
          <table:table-cell office:value-type="string" calcext:value-type="string">
            <text:p>0.676418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50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2768008" calcext:value-type="float">
            <text:p>0,32768008</text:p>
          </table:table-cell>
          <table:table-cell office:value-type="string" calcext:value-type="string">
            <text:p>0.67232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424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3177608" calcext:value-type="float">
            <text:p>0,33177608</text:p>
          </table:table-cell>
          <table:table-cell office:value-type="string" calcext:value-type="string">
            <text:p>0.668226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988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3587208" calcext:value-type="float">
            <text:p>0,33587208</text:p>
          </table:table-cell>
          <table:table-cell office:value-type="string" calcext:value-type="string">
            <text:p>0.664130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202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399681" calcext:value-type="float">
            <text:p>0,3399681</text:p>
          </table:table-cell>
          <table:table-cell office:value-type="string" calcext:value-type="string">
            <text:p>0.660034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66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440641" calcext:value-type="float">
            <text:p>0,3440641</text:p>
          </table:table-cell>
          <table:table-cell office:value-type="string" calcext:value-type="string">
            <text:p>0.65593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998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481601" calcext:value-type="float">
            <text:p>0,3481601</text:p>
          </table:table-cell>
          <table:table-cell office:value-type="string" calcext:value-type="string">
            <text:p>0.65184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130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522561" calcext:value-type="float">
            <text:p>0,3522561</text:p>
          </table:table-cell>
          <table:table-cell office:value-type="string" calcext:value-type="string">
            <text:p>0.647746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41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563521" calcext:value-type="float">
            <text:p>0,3563521</text:p>
          </table:table-cell>
          <table:table-cell office:value-type="string" calcext:value-type="string">
            <text:p>0.64365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46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604481" calcext:value-type="float">
            <text:p>0,3604481</text:p>
          </table:table-cell>
          <table:table-cell office:value-type="string" calcext:value-type="string">
            <text:p>0.6395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129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645441" calcext:value-type="float">
            <text:p>0,3645441</text:p>
          </table:table-cell>
          <table:table-cell office:value-type="string" calcext:value-type="string">
            <text:p>0.63545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00.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686401" calcext:value-type="float">
            <text:p>0,3686401</text:p>
          </table:table-cell>
          <table:table-cell office:value-type="string" calcext:value-type="string">
            <text:p>0.6313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26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727361" calcext:value-type="float">
            <text:p>0,3727361</text:p>
          </table:table-cell>
          <table:table-cell office:value-type="string" calcext:value-type="string">
            <text:p>0.627266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214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768321" calcext:value-type="float">
            <text:p>0,3768321</text:p>
          </table:table-cell>
          <table:table-cell office:value-type="string" calcext:value-type="string">
            <text:p>0.62317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510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809281" calcext:value-type="float">
            <text:p>0,3809281</text:p>
          </table:table-cell>
          <table:table-cell office:value-type="string" calcext:value-type="string">
            <text:p>0.619074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32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850241" calcext:value-type="float">
            <text:p>0,3850241</text:p>
          </table:table-cell>
          <table:table-cell office:value-type="string" calcext:value-type="string">
            <text:p>0.61497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163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891201" calcext:value-type="float">
            <text:p>0,3891201</text:p>
          </table:table-cell>
          <table:table-cell office:value-type="string" calcext:value-type="string">
            <text:p>0.6108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631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932161" calcext:value-type="float">
            <text:p>0,3932161</text:p>
          </table:table-cell>
          <table:table-cell office:value-type="string" calcext:value-type="string">
            <text:p>0.60678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167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3973121" calcext:value-type="float">
            <text:p>0,3973121</text:p>
          </table:table-cell>
          <table:table-cell office:value-type="string" calcext:value-type="string">
            <text:p>0.602690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06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014081" calcext:value-type="float">
            <text:p>0,4014081</text:p>
          </table:table-cell>
          <table:table-cell office:value-type="string" calcext:value-type="string">
            <text:p>0.598594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03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055041" calcext:value-type="float">
            <text:p>0,4055041</text:p>
          </table:table-cell>
          <table:table-cell office:value-type="string" calcext:value-type="string">
            <text:p>0.594498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59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096001" calcext:value-type="float">
            <text:p>0,4096001</text:p>
          </table:table-cell>
          <table:table-cell office:value-type="string" calcext:value-type="string">
            <text:p>0.590402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446.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136961" calcext:value-type="float">
            <text:p>0,4136961</text:p>
          </table:table-cell>
          <table:table-cell office:value-type="string" calcext:value-type="string">
            <text:p>0.586306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855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177921" calcext:value-type="float">
            <text:p>0,4177921</text:p>
          </table:table-cell>
          <table:table-cell office:value-type="string" calcext:value-type="string">
            <text:p>0.582210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47.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218881" calcext:value-type="float">
            <text:p>0,4218881</text:p>
          </table:table-cell>
          <table:table-cell office:value-type="string" calcext:value-type="string">
            <text:p>0.57811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391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259841" calcext:value-type="float">
            <text:p>0,4259841</text:p>
          </table:table-cell>
          <table:table-cell office:value-type="string" calcext:value-type="string">
            <text:p>0.574018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44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3008012" calcext:value-type="float">
            <text:p>0,43008012</text:p>
          </table:table-cell>
          <table:table-cell office:value-type="string" calcext:value-type="string">
            <text:p>0.5699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956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3417612" calcext:value-type="float">
            <text:p>0,43417612</text:p>
          </table:table-cell>
          <table:table-cell office:value-type="string" calcext:value-type="string">
            <text:p>0.565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716.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3827212" calcext:value-type="float">
            <text:p>0,43827212</text:p>
          </table:table-cell>
          <table:table-cell office:value-type="string" calcext:value-type="string">
            <text:p>0.561731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05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4236812" calcext:value-type="float">
            <text:p>0,44236812</text:p>
          </table:table-cell>
          <table:table-cell office:value-type="string" calcext:value-type="string">
            <text:p>0.557635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88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4646412" calcext:value-type="float">
            <text:p>0,44646412</text:p>
          </table:table-cell>
          <table:table-cell office:value-type="string" calcext:value-type="string">
            <text:p>0.553539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869.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5056012" calcext:value-type="float">
            <text:p>0,45056012</text:p>
          </table:table-cell>
          <table:table-cell office:value-type="string" calcext:value-type="string">
            <text:p>0.54944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885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5465612" calcext:value-type="float">
            <text:p>0,45465612</text:p>
          </table:table-cell>
          <table:table-cell office:value-type="string" calcext:value-type="string">
            <text:p>0.545347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267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5875213" calcext:value-type="float">
            <text:p>0,45875213</text:p>
          </table:table-cell>
          <table:table-cell office:value-type="string" calcext:value-type="string">
            <text:p>0.54125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31.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6284813" calcext:value-type="float">
            <text:p>0,46284813</text:p>
          </table:table-cell>
          <table:table-cell office:value-type="string" calcext:value-type="string">
            <text:p>0.537155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36.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6694413" calcext:value-type="float">
            <text:p>0,46694413</text:p>
          </table:table-cell>
          <table:table-cell office:value-type="string" calcext:value-type="string">
            <text:p>0.533059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181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7104013" calcext:value-type="float">
            <text:p>0,47104013</text:p>
          </table:table-cell>
          <table:table-cell office:value-type="string" calcext:value-type="string">
            <text:p>0.528963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356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7513613" calcext:value-type="float">
            <text:p>0,47513613</text:p>
          </table:table-cell>
          <table:table-cell office:value-type="string" calcext:value-type="string">
            <text:p>0.52486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16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7923213" calcext:value-type="float">
            <text:p>0,47923213</text:p>
          </table:table-cell>
          <table:table-cell office:value-type="string" calcext:value-type="string">
            <text:p>0.52077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457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8332813" calcext:value-type="float">
            <text:p>0,48332813</text:p>
          </table:table-cell>
          <table:table-cell office:value-type="string" calcext:value-type="string">
            <text:p>0.51667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672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8742414" calcext:value-type="float">
            <text:p>0,48742414</text:p>
          </table:table-cell>
          <table:table-cell office:value-type="string" calcext:value-type="string">
            <text:p>0.5125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21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9152014" calcext:value-type="float">
            <text:p>0,49152014</text:p>
          </table:table-cell>
          <table:table-cell office:value-type="string" calcext:value-type="string">
            <text:p>0.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360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9561614" calcext:value-type="float">
            <text:p>0,49561614</text:p>
          </table:table-cell>
          <table:table-cell office:value-type="string" calcext:value-type="string">
            <text:p>0.50438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25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49971214" calcext:value-type="float">
            <text:p>0,49971214</text:p>
          </table:table-cell>
          <table:table-cell office:value-type="string" calcext:value-type="string">
            <text:p>0.500291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48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0380814" calcext:value-type="float">
            <text:p>0,50380814</text:p>
          </table:table-cell>
          <table:table-cell office:value-type="string" calcext:value-type="string">
            <text:p>0.496195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02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079041" calcext:value-type="float">
            <text:p>0,5079041</text:p>
          </table:table-cell>
          <table:table-cell office:value-type="string" calcext:value-type="string">
            <text:p>0.49209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176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120001" calcext:value-type="float">
            <text:p>0,5120001</text:p>
          </table:table-cell>
          <table:table-cell office:value-type="string" calcext:value-type="string">
            <text:p>0.48800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835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1609606" calcext:value-type="float">
            <text:p>0,51609606</text:p>
          </table:table-cell>
          <table:table-cell office:value-type="string" calcext:value-type="string">
            <text:p>0.483907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149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20192" calcext:value-type="float">
            <text:p>0,520192</text:p>
          </table:table-cell>
          <table:table-cell office:value-type="string" calcext:value-type="string">
            <text:p>0.479811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659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24288" calcext:value-type="float">
            <text:p>0,524288</text:p>
          </table:table-cell>
          <table:table-cell office:value-type="string" calcext:value-type="string">
            <text:p>0.475715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164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28384" calcext:value-type="float">
            <text:p>0,528384</text:p>
          </table:table-cell>
          <table:table-cell office:value-type="string" calcext:value-type="string">
            <text:p>0.47161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24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3247994" calcext:value-type="float">
            <text:p>0,53247994</text:p>
          </table:table-cell>
          <table:table-cell office:value-type="string" calcext:value-type="string">
            <text:p>0.46752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934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365759" calcext:value-type="float">
            <text:p>0,5365759</text:p>
          </table:table-cell>
          <table:table-cell office:value-type="string" calcext:value-type="string">
            <text:p>0.46342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68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406719" calcext:value-type="float">
            <text:p>0,5406719</text:p>
          </table:table-cell>
          <table:table-cell office:value-type="string" calcext:value-type="string">
            <text:p>0.45933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97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4476786" calcext:value-type="float">
            <text:p>0,54476786</text:p>
          </table:table-cell>
          <table:table-cell office:value-type="string" calcext:value-type="string">
            <text:p>0.45523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92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488638" calcext:value-type="float">
            <text:p>0,5488638</text:p>
          </table:table-cell>
          <table:table-cell office:value-type="string" calcext:value-type="string">
            <text:p>0.451139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77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529598" calcext:value-type="float">
            <text:p>0,5529598</text:p>
          </table:table-cell>
          <table:table-cell office:value-type="string" calcext:value-type="string">
            <text:p>0.447043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823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570558" calcext:value-type="float">
            <text:p>0,5570558</text:p>
          </table:table-cell>
          <table:table-cell office:value-type="string" calcext:value-type="string">
            <text:p>0.44294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531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6115174" calcext:value-type="float">
            <text:p>0,56115174</text:p>
          </table:table-cell>
          <table:table-cell office:value-type="string" calcext:value-type="string">
            <text:p>0.43885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404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652477" calcext:value-type="float">
            <text:p>0,5652477</text:p>
          </table:table-cell>
          <table:table-cell office:value-type="string" calcext:value-type="string">
            <text:p>0.43475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970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693437" calcext:value-type="float">
            <text:p>0,5693437</text:p>
          </table:table-cell>
          <table:table-cell office:value-type="string" calcext:value-type="string">
            <text:p>0.43065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58.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7343966" calcext:value-type="float">
            <text:p>0,57343966</text:p>
          </table:table-cell>
          <table:table-cell office:value-type="string" calcext:value-type="string">
            <text:p>0.426563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226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775356" calcext:value-type="float">
            <text:p>0,5775356</text:p>
          </table:table-cell>
          <table:table-cell office:value-type="string" calcext:value-type="string">
            <text:p>0.42246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907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816316" calcext:value-type="float">
            <text:p>0,5816316</text:p>
          </table:table-cell>
          <table:table-cell office:value-type="string" calcext:value-type="string">
            <text:p>0.418371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46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857276" calcext:value-type="float">
            <text:p>0,5857276</text:p>
          </table:table-cell>
          <table:table-cell office:value-type="string" calcext:value-type="string">
            <text:p>0.41427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402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8982354" calcext:value-type="float">
            <text:p>0,58982354</text:p>
          </table:table-cell>
          <table:table-cell office:value-type="string" calcext:value-type="string">
            <text:p>0.41017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115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939195" calcext:value-type="float">
            <text:p>0,5939195</text:p>
          </table:table-cell>
          <table:table-cell office:value-type="string" calcext:value-type="string">
            <text:p>0.40608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402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5980155" calcext:value-type="float">
            <text:p>0,5980155</text:p>
          </table:table-cell>
          <table:table-cell office:value-type="string" calcext:value-type="string">
            <text:p>0.40198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78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0211146" calcext:value-type="float">
            <text:p>0,60211146</text:p>
          </table:table-cell>
          <table:table-cell office:value-type="string" calcext:value-type="string">
            <text:p>0.39789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00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0620743" calcext:value-type="float">
            <text:p>0,60620743</text:p>
          </table:table-cell>
          <table:table-cell office:value-type="string" calcext:value-type="string">
            <text:p>0.393795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641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103034" calcext:value-type="float">
            <text:p>0,6103034</text:p>
          </table:table-cell>
          <table:table-cell office:value-type="string" calcext:value-type="string">
            <text:p>0.389699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968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143994" calcext:value-type="float">
            <text:p>0,6143994</text:p>
          </table:table-cell>
          <table:table-cell office:value-type="string" calcext:value-type="string">
            <text:p>0.38560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84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1849535" calcext:value-type="float">
            <text:p>0,61849535</text:p>
          </table:table-cell>
          <table:table-cell office:value-type="string" calcext:value-type="string">
            <text:p>0.38150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975.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225913" calcext:value-type="float">
            <text:p>0,6225913</text:p>
          </table:table-cell>
          <table:table-cell office:value-type="string" calcext:value-type="string">
            <text:p>0.37741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337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266873" calcext:value-type="float">
            <text:p>0,6266873</text:p>
          </table:table-cell>
          <table:table-cell office:value-type="string" calcext:value-type="string">
            <text:p>0.37331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864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3078326" calcext:value-type="float">
            <text:p>0,63078326</text:p>
          </table:table-cell>
          <table:table-cell office:value-type="string" calcext:value-type="string">
            <text:p>0.36921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833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3487923" calcext:value-type="float">
            <text:p>0,63487923</text:p>
          </table:table-cell>
          <table:table-cell office:value-type="string" calcext:value-type="string">
            <text:p>0.365123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848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389752" calcext:value-type="float">
            <text:p>0,6389752</text:p>
          </table:table-cell>
          <table:table-cell office:value-type="string" calcext:value-type="string">
            <text:p>0.361027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805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430712" calcext:value-type="float">
            <text:p>0,6430712</text:p>
          </table:table-cell>
          <table:table-cell office:value-type="string" calcext:value-type="string">
            <text:p>0.35693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701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4716715" calcext:value-type="float">
            <text:p>0,64716715</text:p>
          </table:table-cell>
          <table:table-cell office:value-type="string" calcext:value-type="string">
            <text:p>0.35283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080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512631" calcext:value-type="float">
            <text:p>0,6512631</text:p>
          </table:table-cell>
          <table:table-cell office:value-type="string" calcext:value-type="string">
            <text:p>0.34873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986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553591" calcext:value-type="float">
            <text:p>0,6553591</text:p>
          </table:table-cell>
          <table:table-cell office:value-type="string" calcext:value-type="string">
            <text:p>0.34464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706.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5945506" calcext:value-type="float">
            <text:p>0,65945506</text:p>
          </table:table-cell>
          <table:table-cell office:value-type="string" calcext:value-type="string">
            <text:p>0.3405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433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6355103" calcext:value-type="float">
            <text:p>0,66355103</text:p>
          </table:table-cell>
          <table:table-cell office:value-type="string" calcext:value-type="string">
            <text:p>0.33645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552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67647" calcext:value-type="float">
            <text:p>0,667647</text:p>
          </table:table-cell>
          <table:table-cell office:value-type="string" calcext:value-type="string">
            <text:p>0.33235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204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71743" calcext:value-type="float">
            <text:p>0,671743</text:p>
          </table:table-cell>
          <table:table-cell office:value-type="string" calcext:value-type="string">
            <text:p>0.32825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485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7583895" calcext:value-type="float">
            <text:p>0,67583895</text:p>
          </table:table-cell>
          <table:table-cell office:value-type="string" calcext:value-type="string">
            <text:p>0.32416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085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799349" calcext:value-type="float">
            <text:p>0,6799349</text:p>
          </table:table-cell>
          <table:table-cell office:value-type="string" calcext:value-type="string">
            <text:p>0.32006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154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840309" calcext:value-type="float">
            <text:p>0,6840309</text:p>
          </table:table-cell>
          <table:table-cell office:value-type="string" calcext:value-type="string">
            <text:p>0.31597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595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8812686" calcext:value-type="float">
            <text:p>0,68812686</text:p>
          </table:table-cell>
          <table:table-cell office:value-type="string" calcext:value-type="string">
            <text:p>0.31187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021.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9222283" calcext:value-type="float">
            <text:p>0,69222283</text:p>
          </table:table-cell>
          <table:table-cell office:value-type="string" calcext:value-type="string">
            <text:p>0.3077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944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6963188" calcext:value-type="float">
            <text:p>0,6963188</text:p>
          </table:table-cell>
          <table:table-cell office:value-type="string" calcext:value-type="string">
            <text:p>0.3036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22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004148" calcext:value-type="float">
            <text:p>0,7004148</text:p>
          </table:table-cell>
          <table:table-cell office:value-type="string" calcext:value-type="string">
            <text:p>0.29958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280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0451075" calcext:value-type="float">
            <text:p>0,70451075</text:p>
          </table:table-cell>
          <table:table-cell office:value-type="string" calcext:value-type="string">
            <text:p>0.29549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560.0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086067" calcext:value-type="float">
            <text:p>0,7086067</text:p>
          </table:table-cell>
          <table:table-cell office:value-type="string" calcext:value-type="string">
            <text:p>0.29139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72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127027" calcext:value-type="float">
            <text:p>0,7127027</text:p>
          </table:table-cell>
          <table:table-cell office:value-type="string" calcext:value-type="string">
            <text:p>0.28729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092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1679866" calcext:value-type="float">
            <text:p>0,71679866</text:p>
          </table:table-cell>
          <table:table-cell office:value-type="string" calcext:value-type="string">
            <text:p>0.28320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924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2089463" calcext:value-type="float">
            <text:p>0,72089463</text:p>
          </table:table-cell>
          <table:table-cell office:value-type="string" calcext:value-type="string">
            <text:p>0.27910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763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249906" calcext:value-type="float">
            <text:p>0,7249906</text:p>
          </table:table-cell>
          <table:table-cell office:value-type="string" calcext:value-type="string">
            <text:p>0.2750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054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290866" calcext:value-type="float">
            <text:p>0,7290866</text:p>
          </table:table-cell>
          <table:table-cell office:value-type="string" calcext:value-type="string">
            <text:p>0.27091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772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3318255" calcext:value-type="float">
            <text:p>0,73318255</text:p>
          </table:table-cell>
          <table:table-cell office:value-type="string" calcext:value-type="string">
            <text:p>0.26681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112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372785" calcext:value-type="float">
            <text:p>0,7372785</text:p>
          </table:table-cell>
          <table:table-cell office:value-type="string" calcext:value-type="string">
            <text:p>0.26272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829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413745" calcext:value-type="float">
            <text:p>0,7413745</text:p>
          </table:table-cell>
          <table:table-cell office:value-type="string" calcext:value-type="string">
            <text:p>0.25862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522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4547046" calcext:value-type="float">
            <text:p>0,74547046</text:p>
          </table:table-cell>
          <table:table-cell office:value-type="string" calcext:value-type="string">
            <text:p>0.25453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456.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4956644" calcext:value-type="float">
            <text:p>0,74956644</text:p>
          </table:table-cell>
          <table:table-cell office:value-type="string" calcext:value-type="string">
            <text:p>0.25043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36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536624" calcext:value-type="float">
            <text:p>0,7536624</text:p>
          </table:table-cell>
          <table:table-cell office:value-type="string" calcext:value-type="string">
            <text:p>0.246339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86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577584" calcext:value-type="float">
            <text:p>0,7577584</text:p>
          </table:table-cell>
          <table:table-cell office:value-type="string" calcext:value-type="string">
            <text:p>0.242243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310.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6185435" calcext:value-type="float">
            <text:p>0,76185435</text:p>
          </table:table-cell>
          <table:table-cell office:value-type="string" calcext:value-type="string">
            <text:p>0.23814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259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659503" calcext:value-type="float">
            <text:p>0,7659503</text:p>
          </table:table-cell>
          <table:table-cell office:value-type="string" calcext:value-type="string">
            <text:p>0.23405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883.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700463" calcext:value-type="float">
            <text:p>0,7700463</text:p>
          </table:table-cell>
          <table:table-cell office:value-type="string" calcext:value-type="string">
            <text:p>0.22995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409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7414227" calcext:value-type="float">
            <text:p>0,77414227</text:p>
          </table:table-cell>
          <table:table-cell office:value-type="string" calcext:value-type="string">
            <text:p>0.22585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181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7823824" calcext:value-type="float">
            <text:p>0,77823824</text:p>
          </table:table-cell>
          <table:table-cell office:value-type="string" calcext:value-type="string">
            <text:p>0.22176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805.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823342" calcext:value-type="float">
            <text:p>0,7823342</text:p>
          </table:table-cell>
          <table:table-cell office:value-type="string" calcext:value-type="string">
            <text:p>0.217667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789.0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864302" calcext:value-type="float">
            <text:p>0,7864302</text:p>
          </table:table-cell>
          <table:table-cell office:value-type="string" calcext:value-type="string">
            <text:p>0.213571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620.0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9052615" calcext:value-type="float">
            <text:p>0,79052615</text:p>
          </table:table-cell>
          <table:table-cell office:value-type="string" calcext:value-type="string">
            <text:p>0.209475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987.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946221" calcext:value-type="float">
            <text:p>0,7946221</text:p>
          </table:table-cell>
          <table:table-cell office:value-type="string" calcext:value-type="string">
            <text:p>0.20537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934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7987181" calcext:value-type="float">
            <text:p>0,7987181</text:p>
          </table:table-cell>
          <table:table-cell office:value-type="string" calcext:value-type="string">
            <text:p>0.20128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04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0281407" calcext:value-type="float">
            <text:p>0,80281407</text:p>
          </table:table-cell>
          <table:table-cell office:value-type="string" calcext:value-type="string">
            <text:p>0.19718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197.0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0691004" calcext:value-type="float">
            <text:p>0,80691004</text:p>
          </table:table-cell>
          <table:table-cell office:value-type="string" calcext:value-type="string">
            <text:p>0.19309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999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11006" calcext:value-type="float">
            <text:p>0,811006</text:p>
          </table:table-cell>
          <table:table-cell office:value-type="string" calcext:value-type="string">
            <text:p>0.188995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402.0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15102" calcext:value-type="float">
            <text:p>0,815102</text:p>
          </table:table-cell>
          <table:table-cell office:value-type="string" calcext:value-type="string">
            <text:p>0.184899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855.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1919795" calcext:value-type="float">
            <text:p>0,81919795</text:p>
          </table:table-cell>
          <table:table-cell office:value-type="string" calcext:value-type="string">
            <text:p>0.18080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437.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232939" calcext:value-type="float">
            <text:p>0,8232939</text:p>
          </table:table-cell>
          <table:table-cell office:value-type="string" calcext:value-type="string">
            <text:p>0.17670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996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273899" calcext:value-type="float">
            <text:p>0,8273899</text:p>
          </table:table-cell>
          <table:table-cell office:value-type="string" calcext:value-type="string">
            <text:p>0.17261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15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3148587" calcext:value-type="float">
            <text:p>0,83148587</text:p>
          </table:table-cell>
          <table:table-cell office:value-type="string" calcext:value-type="string">
            <text:p>0.16851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193.0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3558184" calcext:value-type="float">
            <text:p>0,83558184</text:p>
          </table:table-cell>
          <table:table-cell office:value-type="string" calcext:value-type="string">
            <text:p>0.16441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515.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396778" calcext:value-type="float">
            <text:p>0,8396778</text:p>
          </table:table-cell>
          <table:table-cell office:value-type="string" calcext:value-type="string">
            <text:p>0.16032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769.0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437738" calcext:value-type="float">
            <text:p>0,8437738</text:p>
          </table:table-cell>
          <table:table-cell office:value-type="string" calcext:value-type="string">
            <text:p>0.156227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54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4786975" calcext:value-type="float">
            <text:p>0,84786975</text:p>
          </table:table-cell>
          <table:table-cell office:value-type="string" calcext:value-type="string">
            <text:p>0.15213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337.0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519657" calcext:value-type="float">
            <text:p>0,8519657</text:p>
          </table:table-cell>
          <table:table-cell office:value-type="string" calcext:value-type="string">
            <text:p>0.14803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832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560617" calcext:value-type="float">
            <text:p>0,8560617</text:p>
          </table:table-cell>
          <table:table-cell office:value-type="string" calcext:value-type="string">
            <text:p>0.14393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533.0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6015767" calcext:value-type="float">
            <text:p>0,86015767</text:p>
          </table:table-cell>
          <table:table-cell office:value-type="string" calcext:value-type="string">
            <text:p>0.13984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926.0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6425364" calcext:value-type="float">
            <text:p>0,86425364</text:p>
          </table:table-cell>
          <table:table-cell office:value-type="string" calcext:value-type="string">
            <text:p>0.13574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522.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683496" calcext:value-type="float">
            <text:p>0,8683496</text:p>
          </table:table-cell>
          <table:table-cell office:value-type="string" calcext:value-type="string">
            <text:p>0.131651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104.0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724456" calcext:value-type="float">
            <text:p>0,8724456</text:p>
          </table:table-cell>
          <table:table-cell office:value-type="string" calcext:value-type="string">
            <text:p>0.127555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355.0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7654155" calcext:value-type="float">
            <text:p>0,87654155</text:p>
          </table:table-cell>
          <table:table-cell office:value-type="string" calcext:value-type="string">
            <text:p>0.12345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255.0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806375" calcext:value-type="float">
            <text:p>0,8806375</text:p>
          </table:table-cell>
          <table:table-cell office:value-type="string" calcext:value-type="string">
            <text:p>0.11936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525.0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847335" calcext:value-type="float">
            <text:p>0,8847335</text:p>
          </table:table-cell>
          <table:table-cell office:value-type="string" calcext:value-type="string">
            <text:p>0.11526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381.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8882947" calcext:value-type="float">
            <text:p>0,88882947</text:p>
          </table:table-cell>
          <table:table-cell office:value-type="string" calcext:value-type="string">
            <text:p>0.111171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287.0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9292544" calcext:value-type="float">
            <text:p>0,89292544</text:p>
          </table:table-cell>
          <table:table-cell office:value-type="string" calcext:value-type="string">
            <text:p>0.10707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362.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8970214" calcext:value-type="float">
            <text:p>0,8970214</text:p>
          </table:table-cell>
          <table:table-cell office:value-type="string" calcext:value-type="string">
            <text:p>0.102979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45.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011174" calcext:value-type="float">
            <text:p>0,9011174</text:p>
          </table:table-cell>
          <table:table-cell office:value-type="string" calcext:value-type="string">
            <text:p>0.098883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250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0521336" calcext:value-type="float">
            <text:p>0,90521336</text:p>
          </table:table-cell>
          <table:table-cell office:value-type="string" calcext:value-type="string">
            <text:p>0.094787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9.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093093" calcext:value-type="float">
            <text:p>0,9093093</text:p>
          </table:table-cell>
          <table:table-cell office:value-type="string" calcext:value-type="string">
            <text:p>0.090691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661.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134053" calcext:value-type="float">
            <text:p>0,9134053</text:p>
          </table:table-cell>
          <table:table-cell office:value-type="string" calcext:value-type="string">
            <text:p>0.08659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413.0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175013" calcext:value-type="float">
            <text:p>0,9175013</text:p>
          </table:table-cell>
          <table:table-cell office:value-type="string" calcext:value-type="string">
            <text:p>0.0824993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79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2159724" calcext:value-type="float">
            <text:p>0,92159724</text:p>
          </table:table-cell>
          <table:table-cell office:value-type="string" calcext:value-type="string">
            <text:p>0.0784033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974.0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256932" calcext:value-type="float">
            <text:p>0,9256932</text:p>
          </table:table-cell>
          <table:table-cell office:value-type="string" calcext:value-type="string">
            <text:p>0.07430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92.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297892" calcext:value-type="float">
            <text:p>0,9297892</text:p>
          </table:table-cell>
          <table:table-cell office:value-type="string" calcext:value-type="string">
            <text:p>0.070211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94.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3388516" calcext:value-type="float">
            <text:p>0,93388516</text:p>
          </table:table-cell>
          <table:table-cell office:value-type="string" calcext:value-type="string">
            <text:p>0.066115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449.0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379811" calcext:value-type="float">
            <text:p>0,9379811</text:p>
          </table:table-cell>
          <table:table-cell office:value-type="string" calcext:value-type="string">
            <text:p>0.062019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458.0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420771" calcext:value-type="float">
            <text:p>0,9420771</text:p>
          </table:table-cell>
          <table:table-cell office:value-type="string" calcext:value-type="string">
            <text:p>0.0579233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974.0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461731" calcext:value-type="float">
            <text:p>0,9461731</text:p>
          </table:table-cell>
          <table:table-cell office:value-type="string" calcext:value-type="string">
            <text:p>0.0538273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058.0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5026904" calcext:value-type="float">
            <text:p>0,95026904</text:p>
          </table:table-cell>
          <table:table-cell office:value-type="string" calcext:value-type="string">
            <text:p>0.0497313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509.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54365" calcext:value-type="float">
            <text:p>0,954365</text:p>
          </table:table-cell>
          <table:table-cell office:value-type="string" calcext:value-type="string">
            <text:p>0.0456353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14.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58461" calcext:value-type="float">
            <text:p>0,958461</text:p>
          </table:table-cell>
          <table:table-cell office:value-type="string" calcext:value-type="string">
            <text:p>0.04153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347.0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6255696" calcext:value-type="float">
            <text:p>0,96255696</text:p>
          </table:table-cell>
          <table:table-cell office:value-type="string" calcext:value-type="string">
            <text:p>0.03744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941.0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666529" calcext:value-type="float">
            <text:p>0,9666529</text:p>
          </table:table-cell>
          <table:table-cell office:value-type="string" calcext:value-type="string">
            <text:p>0.033347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713.0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707489" calcext:value-type="float">
            <text:p>0,9707489</text:p>
          </table:table-cell>
          <table:table-cell office:value-type="string" calcext:value-type="string">
            <text:p>0.029251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559.0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748449" calcext:value-type="float">
            <text:p>0,9748449</text:p>
          </table:table-cell>
          <table:table-cell office:value-type="string" calcext:value-type="string">
            <text:p>0.02515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610.0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7894084" calcext:value-type="float">
            <text:p>0,97894084</text:p>
          </table:table-cell>
          <table:table-cell office:value-type="string" calcext:value-type="string">
            <text:p>0.02105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435.0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830368" calcext:value-type="float">
            <text:p>0,9830368</text:p>
          </table:table-cell>
          <table:table-cell office:value-type="string" calcext:value-type="string">
            <text:p>0.01696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118.0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871328" calcext:value-type="float">
            <text:p>0,9871328</text:p>
          </table:table-cell>
          <table:table-cell office:value-type="string" calcext:value-type="string">
            <text:p>0.0128673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99.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9122876" calcext:value-type="float">
            <text:p>0,99122876</text:p>
          </table:table-cell>
          <table:table-cell office:value-type="string" calcext:value-type="string">
            <text:p>0.008771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233.0</text:p>
          </table:table-cell>
          <table:table-cell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9532473" calcext:value-type="float">
            <text:p>0,99532473</text:p>
          </table:table-cell>
          <table:table-cell office:value-type="string" calcext:value-type="string">
            <text:p>0.004675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3292.0</text:p>
          </table:table-cell>
          <table:table-cell table:formula="of:=[.K245]" office:value-type="float" office:value="190.090909090909" calcext:value-type="float">
            <text:p>190,090909090909</text:p>
          </table:table-cell>
          <table:table-cell table:formula="of:=AVERAGE([.J234:.J244])" office:value-type="float" office:value="190.090909090909" calcext:value-type="float">
            <text:p>190,0909090909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</text:p>
          </table:table-cell>
          <table:table-cell office:value-type="float" office:value="0.9994207" calcext:value-type="float">
            <text:p>0,9994207</text:p>
          </table:table-cell>
          <table:table-cell office:value-type="string" calcext:value-type="string">
            <text:p>5.793115E-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798.0</text:p>
          </table:table-cell>
          <table:table-cell office:value-type="float" office:value="166" calcext:value-type="float">
            <text:p>16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-00-0000</text:date>, <text:time style:data-style-name="N2" text:time-value="19:14:09.3424271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2T18:33:13.000305763</dc:date>
    <meta:editing-duration>PT36M30S</meta:editing-duration>
    <meta:editing-cycles>3</meta:editing-cycles>
    <meta:generator>LibreOffice/6.4.5.2$Linux_X86_64 LibreOffice_project/40$Build-2</meta:generator>
    <meta:document-statistic meta:table-count="3" meta:cell-count="738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8.995cm" xlink:href=".." xlink:type="simple" chart:class="chart:scatter" chart:style-name="ch1">
        <chart:title svg:x="5.66cm" svg:y="0.315cm" chart:style-name="ch2">
          <text:p>Entrenamiento w=1000</text:p>
        </chart:title>
        <chart:subtitle svg:x="5.845cm" svg:y="1.273cm" chart:style-name="ch3">
          <text:p>Epocas / ponderaciones</text:p>
        </chart:subtitle>
        <chart:legend chart:legend-position="end" svg:x="12.497cm" svg:y="4.198cm" style:legend-expansion="high" chart:style-name="ch4"/>
        <chart:plot-area chart:style-name="ch5" table:cell-range-address="datos_300_1000_20_10.E2:datos_300_1000_20_10.E246 datos_300_1000_20_10.J2:datos_300_1000_20_10.J246" chart:data-source-has-labels="row" svg:x="1.331cm" svg:y="2.135cm" svg:width="10.846cm" svg:height="5.7cm">
          <chartooo:coordinate-region svg:x="2.138cm" svg:y="2.334cm" svg:width="9.799cm" svg:height="4.854cm"/>
          <chart:axis chart:dimension="x" chart:name="primary-x" chart:style-name="ch6">
            <chart:title svg:x="5.228cm" svg:y="8.014cm" chart:style-name="ch7">
              <text:p>Ponderacion (pbest)</text:p>
            </chart:title>
          </chart:axis>
          <chart:axis chart:dimension="y" chart:name="primary-y" chart:style-name="ch6">
            <chart:title svg:x="0.451cm" svg:y="5.585cm" chart:style-name="ch8">
              <text:p>Epocas</text:p>
            </chart:title>
            <chart:grid chart:style-name="ch9" chart:class="major"/>
          </chart:axis>
          <chart:series chart:style-name="ch10" chart:values-cell-range-address="datos_300_1000_20_10.J2:datos_300_1000_20_10.J246" loext:label-string="entrenamiento" chart:class="chart:scatter">
            <chart:domain table:cell-range-address="datos_300_1000_20_10.E2:datos_300_1000_20_10.E246"/>
            <chart:data-point chart:repeated="24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ntrenamien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300_1000_20_10.E2:datos_300_1000_20_10.E246</svg:desc>
                </draw:g>
              </table:table-cell>
              <table:table-cell office:value-type="float" office:value="51">
                <text:p>51</text:p>
                <draw:g>
                  <svg:desc>datos_300_1000_20_10.J2:datos_300_1000_20_10.J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096">
                <text:p>0.0040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192">
                <text:p>0.0081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288">
                <text:p>0.0122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384">
                <text:p>0.0163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8">
                <text:p>0.0204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575999">
                <text:p>0.0245759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71999">
                <text:p>0.028671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768">
                <text:p>0.0327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864">
                <text:p>0.0368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960003">
                <text:p>0.0409600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056004">
                <text:p>0.0450560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152005">
                <text:p>0.0491520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3248007">
                <text:p>0.0532480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34401">
                <text:p>0.057344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44001">
                <text:p>0.061440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553601">
                <text:p>0.065536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63201">
                <text:p>0.069632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72801">
                <text:p>0.073728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782401">
                <text:p>0.077824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92001">
                <text:p>0.081920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6016014">
                <text:p>0.0860160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0112016">
                <text:p>0.0901120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420802">
                <text:p>0.094208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30402">
                <text:p>0.098304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40002">
                <text:p>0.102400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649602">
                <text:p>0.106496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059202">
                <text:p>0.110592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688024">
                <text:p>0.1146880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8784025">
                <text:p>0.1187840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288003">
                <text:p>0.122880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697603">
                <text:p>0.1269760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07203">
                <text:p>0.131072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516803">
                <text:p>0.1351680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926403">
                <text:p>0.139264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36003">
                <text:p>0.143360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745604">
                <text:p>0.147456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155204">
                <text:p>0.15155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564804">
                <text:p>0.155648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74404">
                <text:p>0.159744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384004">
                <text:p>0.163840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793604">
                <text:p>0.167936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203204">
                <text:p>0.172032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612804">
                <text:p>0.17612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022405">
                <text:p>0.1802240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432005">
                <text:p>0.184320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841605">
                <text:p>0.188416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251205">
                <text:p>0.192512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660805">
                <text:p>0.196608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070405">
                <text:p>0.2007040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480005">
                <text:p>0.2048000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889606">
                <text:p>0.208896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299206">
                <text:p>0.2129920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708806">
                <text:p>0.217088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118406">
                <text:p>0.221184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528006">
                <text:p>0.225280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937606">
                <text:p>0.2293760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347206">
                <text:p>0.233472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756807">
                <text:p>0.2375680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166407">
                <text:p>0.241664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576007">
                <text:p>0.245760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985607">
                <text:p>0.249856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95206">
                <text:p>0.25395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804806">
                <text:p>0.258048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214406">
                <text:p>0.262144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624006">
                <text:p>0.266240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033606">
                <text:p>0.2703360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443206">
                <text:p>0.274432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852806">
                <text:p>0.278528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262407">
                <text:p>0.282624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672007">
                <text:p>0.286720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081607">
                <text:p>0.290816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491207">
                <text:p>0.294912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900807">
                <text:p>0.2990080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310407">
                <text:p>0.303104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720007">
                <text:p>0.307200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129608">
                <text:p>0.311296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539208">
                <text:p>0.315392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948808">
                <text:p>0.319488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358408">
                <text:p>0.323584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768008">
                <text:p>0.327680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177608">
                <text:p>0.331776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587208">
                <text:p>0.335872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9681">
                <text:p>0.339968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40641">
                <text:p>0.344064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81601">
                <text:p>0.3481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22561">
                <text:p>0.35225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63521">
                <text:p>0.35635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04481">
                <text:p>0.36044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45441">
                <text:p>0.36454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86401">
                <text:p>0.36864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27361">
                <text:p>0.37273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68321">
                <text:p>0.37683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09281">
                <text:p>0.38092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50241">
                <text:p>0.38502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91201">
                <text:p>0.38912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32161">
                <text:p>0.39321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73121">
                <text:p>0.39731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14081">
                <text:p>0.40140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55041">
                <text:p>0.40550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096001">
                <text:p>0.40960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36961">
                <text:p>0.413696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77921">
                <text:p>0.417792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18881">
                <text:p>0.42188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59841">
                <text:p>0.42598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008012">
                <text:p>0.430080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3417612">
                <text:p>0.434176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3827212">
                <text:p>0.438272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4236812">
                <text:p>0.442368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646412">
                <text:p>0.446464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056012">
                <text:p>0.450560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465612">
                <text:p>0.454656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5875213">
                <text:p>0.458752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284813">
                <text:p>0.462848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6694413">
                <text:p>0.466944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104013">
                <text:p>0.471040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513613">
                <text:p>0.475136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923213">
                <text:p>0.479232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332813">
                <text:p>0.4833281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742414">
                <text:p>0.487424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152014">
                <text:p>0.491520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561614">
                <text:p>0.495616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971214">
                <text:p>0.499712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0380814">
                <text:p>0.503808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079041">
                <text:p>0.507904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20001">
                <text:p>0.51200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609606">
                <text:p>0.516096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0192">
                <text:p>0.5201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4288">
                <text:p>0.5242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8384">
                <text:p>0.52838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247994">
                <text:p>0.532479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65759">
                <text:p>0.536575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06719">
                <text:p>0.54067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476786">
                <text:p>0.544767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88638">
                <text:p>0.54886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29598">
                <text:p>0.552959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70558">
                <text:p>0.55705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115174">
                <text:p>0.561151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52477">
                <text:p>0.56524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93437">
                <text:p>0.56934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343966">
                <text:p>0.573439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75356">
                <text:p>0.57753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16316">
                <text:p>0.58163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57276">
                <text:p>0.585727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82354">
                <text:p>0.5898235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39195">
                <text:p>0.59391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80155">
                <text:p>0.59801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211146">
                <text:p>0.602111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0620743">
                <text:p>0.606207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03034">
                <text:p>0.61030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143994">
                <text:p>0.61439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1849535">
                <text:p>0.6184953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225913">
                <text:p>0.62259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266873">
                <text:p>0.62668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078326">
                <text:p>0.6307832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487923">
                <text:p>0.634879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89752">
                <text:p>0.63897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430712">
                <text:p>0.64307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4716715">
                <text:p>0.647167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512631">
                <text:p>0.651263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553591">
                <text:p>0.65535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5945506">
                <text:p>0.6594550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355103">
                <text:p>0.663551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7647">
                <text:p>0.66764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1743">
                <text:p>0.6717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583895">
                <text:p>0.675838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99349">
                <text:p>0.67993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840309">
                <text:p>0.68403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812686">
                <text:p>0.688126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22283">
                <text:p>0.692222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63188">
                <text:p>0.69631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04148">
                <text:p>0.700414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0451075">
                <text:p>0.704510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086067">
                <text:p>0.70860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127027">
                <text:p>0.71270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679866">
                <text:p>0.716798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2089463">
                <text:p>0.720894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249906">
                <text:p>0.724990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290866">
                <text:p>0.72908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318255">
                <text:p>0.733182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372785">
                <text:p>0.73727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413745">
                <text:p>0.741374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4547046">
                <text:p>0.745470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956644">
                <text:p>0.749566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536624">
                <text:p>0.75366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77584">
                <text:p>0.75775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185435">
                <text:p>0.761854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59503">
                <text:p>0.76595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00463">
                <text:p>0.77004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414227">
                <text:p>0.774142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823824">
                <text:p>0.778238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23342">
                <text:p>0.78233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64302">
                <text:p>0.786430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052615">
                <text:p>0.790526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46221">
                <text:p>0.79462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87181">
                <text:p>0.79871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0281407">
                <text:p>0.802814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691004">
                <text:p>0.8069100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11006">
                <text:p>0.8110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15102">
                <text:p>0.81510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919795">
                <text:p>0.819197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232939">
                <text:p>0.82329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73899">
                <text:p>0.82738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148587">
                <text:p>0.831485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3558184">
                <text:p>0.8355818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396778">
                <text:p>0.83967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437738">
                <text:p>0.843773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4786975">
                <text:p>0.8478697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519657">
                <text:p>0.85196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560617">
                <text:p>0.85606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6015767">
                <text:p>0.8601576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6425364">
                <text:p>0.864253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83496">
                <text:p>0.86834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724456">
                <text:p>0.872445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7654155">
                <text:p>0.876541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806375">
                <text:p>0.880637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847335">
                <text:p>0.8847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8882947">
                <text:p>0.8888294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9292544">
                <text:p>0.8929254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970214">
                <text:p>0.897021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011174">
                <text:p>0.901117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521336">
                <text:p>0.9052133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093093">
                <text:p>0.90930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134053">
                <text:p>0.91340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175013">
                <text:p>0.91750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2159724">
                <text:p>0.921597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256932">
                <text:p>0.9256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297892">
                <text:p>0.92978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3388516">
                <text:p>0.933885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379811">
                <text:p>0.937981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420771">
                <text:p>0.942077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461731">
                <text:p>0.946173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5026904">
                <text:p>0.950269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54365">
                <text:p>0.9543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58461">
                <text:p>0.9584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6255696">
                <text:p>0.962556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66529">
                <text:p>0.966652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07489">
                <text:p>0.970748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48449">
                <text:p>0.974844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894084">
                <text:p>0.9789408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830368">
                <text:p>0.9830368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871328">
                <text:p>0.98713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122876">
                <text:p>0.9912287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32473">
                <text:p>0.9953247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94207">
                <text:p>0.9994207</text:p>
              </table:table-cell>
              <table:table-cell office:value-type="float" office:value="210">
                <text:p>2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6cm" svg:height="8.994cm" xlink:href=".." xlink:type="simple" chart:class="chart:scatter" chart:style-name="ch1">
        <chart:title svg:x="5.663cm" svg:y="0.315cm" chart:style-name="ch2">
          <text:p>Entrenamiento w=4000</text:p>
        </chart:title>
        <chart:subtitle svg:x="5.821cm" svg:y="1.273cm" chart:style-name="ch3">
          <text:p>Epocas / Ponderaciones</text:p>
        </chart:subtitle>
        <chart:legend chart:legend-position="end" svg:x="12.502cm" svg:y="4.198cm" style:legend-expansion="high" chart:style-name="ch4"/>
        <chart:plot-area chart:style-name="ch5" table:cell-range-address="datos_300_4000_19_11.E2:datos_300_4000_19_11.E246 datos_300_4000_19_11.J2:datos_300_4000_19_11.J246" chart:data-source-has-labels="row" svg:x="1.331cm" svg:y="2.135cm" svg:width="10.851cm" svg:height="5.699cm">
          <chartooo:coordinate-region svg:x="2.138cm" svg:y="2.334cm" svg:width="9.804cm" svg:height="4.853cm"/>
          <chart:axis chart:dimension="x" chart:name="primary-x" chart:style-name="ch6">
            <chart:title svg:x="5.058cm" svg:y="8.013cm" chart:style-name="ch7">
              <text:p>Ponderaciones (pbest)</text:p>
            </chart:title>
          </chart:axis>
          <chart:axis chart:dimension="y" chart:name="primary-y" chart:style-name="ch6">
            <chart:title svg:x="0.451cm" svg:y="5.584cm" chart:style-name="ch8">
              <text:p>Epocas</text:p>
            </chart:title>
            <chart:grid chart:style-name="ch9" chart:class="major"/>
          </chart:axis>
          <chart:series chart:style-name="ch10" chart:values-cell-range-address="datos_300_4000_19_11.J2:datos_300_4000_19_11.J246" loext:label-string="entrenamiento" chart:class="chart:scatter">
            <chart:domain table:cell-range-address="datos_300_4000_19_11.E2:datos_300_4000_19_11.E246"/>
            <chart:data-point chart:repeated="24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ntrenamien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300_4000_19_11.E2:datos_300_4000_19_11.E246</svg:desc>
                </draw:g>
              </table:table-cell>
              <table:table-cell office:value-type="float" office:value="91">
                <text:p>91</text:p>
                <draw:g>
                  <svg:desc>datos_300_4000_19_11.J2:datos_300_4000_19_11.J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096">
                <text:p>0.0040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192">
                <text:p>0.0081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288">
                <text:p>0.01228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384">
                <text:p>0.0163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8">
                <text:p>0.020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575999">
                <text:p>0.0245759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71999">
                <text:p>0.0286719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768">
                <text:p>0.0327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864">
                <text:p>0.03686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960003">
                <text:p>0.0409600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056004">
                <text:p>0.0450560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152005">
                <text:p>0.0491520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3248007">
                <text:p>0.0532480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34401">
                <text:p>0.057344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44001">
                <text:p>0.061440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553601">
                <text:p>0.065536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63201">
                <text:p>0.069632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72801">
                <text:p>0.0737280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782401">
                <text:p>0.0778240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92001">
                <text:p>0.081920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6016014">
                <text:p>0.0860160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0112016">
                <text:p>0.0901120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420802">
                <text:p>0.094208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30402">
                <text:p>0.0983040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40002">
                <text:p>0.1024000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649602">
                <text:p>0.1064960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059202">
                <text:p>0.1105920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688024">
                <text:p>0.1146880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8784025">
                <text:p>0.1187840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288003">
                <text:p>0.122880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697603">
                <text:p>0.126976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07203">
                <text:p>0.1310720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516803">
                <text:p>0.135168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926403">
                <text:p>0.1392640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36003">
                <text:p>0.143360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745604">
                <text:p>0.1474560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155204">
                <text:p>0.151552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564804">
                <text:p>0.155648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74404">
                <text:p>0.159744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384004">
                <text:p>0.163840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793604">
                <text:p>0.167936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203204">
                <text:p>0.172032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612804">
                <text:p>0.176128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022405">
                <text:p>0.180224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432005">
                <text:p>0.184320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841605">
                <text:p>0.188416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251205">
                <text:p>0.192512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660805">
                <text:p>0.1966080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070405">
                <text:p>0.200704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480005">
                <text:p>0.204800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889606">
                <text:p>0.208896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299206">
                <text:p>0.212992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708806">
                <text:p>0.217088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118406">
                <text:p>0.2211840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528006">
                <text:p>0.225280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937606">
                <text:p>0.229376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347206">
                <text:p>0.233472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756807">
                <text:p>0.2375680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166407">
                <text:p>0.241664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576007">
                <text:p>0.245760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985607">
                <text:p>0.249856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95206">
                <text:p>0.253952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804806">
                <text:p>0.2580480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214406">
                <text:p>0.2621440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624006">
                <text:p>0.2662400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033606">
                <text:p>0.270336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443206">
                <text:p>0.274432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852806">
                <text:p>0.278528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262407">
                <text:p>0.2826240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672007">
                <text:p>0.2867200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081607">
                <text:p>0.290816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491207">
                <text:p>0.294912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900807">
                <text:p>0.299008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310407">
                <text:p>0.3031040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720007">
                <text:p>0.307200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129608">
                <text:p>0.311296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539208">
                <text:p>0.315392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948808">
                <text:p>0.319488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358408">
                <text:p>0.323584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768008">
                <text:p>0.327680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177608">
                <text:p>0.331776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587208">
                <text:p>0.3358720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9681">
                <text:p>0.33996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40641">
                <text:p>0.344064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81601">
                <text:p>0.34816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22561">
                <text:p>0.35225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63521">
                <text:p>0.356352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04481">
                <text:p>0.36044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45441">
                <text:p>0.36454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86401">
                <text:p>0.36864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27361">
                <text:p>0.37273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68321">
                <text:p>0.37683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09281">
                <text:p>0.38092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50241">
                <text:p>0.385024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91201">
                <text:p>0.389120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32161">
                <text:p>0.39321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73121">
                <text:p>0.39731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14081">
                <text:p>0.401408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55041">
                <text:p>0.405504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096001">
                <text:p>0.40960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36961">
                <text:p>0.41369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77921">
                <text:p>0.41779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18881">
                <text:p>0.421888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59841">
                <text:p>0.42598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008012">
                <text:p>0.430080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3417612">
                <text:p>0.434176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3827212">
                <text:p>0.438272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4236812">
                <text:p>0.442368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646412">
                <text:p>0.446464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056012">
                <text:p>0.450560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465612">
                <text:p>0.4546561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5875213">
                <text:p>0.458752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284813">
                <text:p>0.4628481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6694413">
                <text:p>0.466944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104013">
                <text:p>0.471040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513613">
                <text:p>0.475136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923213">
                <text:p>0.479232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332813">
                <text:p>0.483328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742414">
                <text:p>0.487424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152014">
                <text:p>0.491520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561614">
                <text:p>0.495616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971214">
                <text:p>0.499712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0380814">
                <text:p>0.503808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079041">
                <text:p>0.50790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20001">
                <text:p>0.51200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609606">
                <text:p>0.516096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0192">
                <text:p>0.5201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4288">
                <text:p>0.5242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8384">
                <text:p>0.5283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247994">
                <text:p>0.5324799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65759">
                <text:p>0.536575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06719">
                <text:p>0.540671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476786">
                <text:p>0.5447678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88638">
                <text:p>0.54886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29598">
                <text:p>0.55295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70558">
                <text:p>0.557055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115174">
                <text:p>0.5611517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52477">
                <text:p>0.56524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93437">
                <text:p>0.569343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343966">
                <text:p>0.5734396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75356">
                <text:p>0.57753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16316">
                <text:p>0.58163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57276">
                <text:p>0.58572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82354">
                <text:p>0.5898235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39195">
                <text:p>0.593919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80155">
                <text:p>0.598015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211146">
                <text:p>0.6021114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0620743">
                <text:p>0.606207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03034">
                <text:p>0.610303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143994">
                <text:p>0.614399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1849535">
                <text:p>0.6184953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225913">
                <text:p>0.62259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266873">
                <text:p>0.626687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078326">
                <text:p>0.630783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487923">
                <text:p>0.6348792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89752">
                <text:p>0.63897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430712">
                <text:p>0.64307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4716715">
                <text:p>0.647167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512631">
                <text:p>0.65126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553591">
                <text:p>0.65535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5945506">
                <text:p>0.6594550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355103">
                <text:p>0.6635510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7647">
                <text:p>0.66764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1743">
                <text:p>0.6717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583895">
                <text:p>0.6758389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99349">
                <text:p>0.67993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840309">
                <text:p>0.684030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812686">
                <text:p>0.688126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22283">
                <text:p>0.692222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63188">
                <text:p>0.69631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04148">
                <text:p>0.700414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0451075">
                <text:p>0.704510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086067">
                <text:p>0.70860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127027">
                <text:p>0.71270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679866">
                <text:p>0.716798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2089463">
                <text:p>0.720894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249906">
                <text:p>0.724990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290866">
                <text:p>0.729086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318255">
                <text:p>0.7331825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372785">
                <text:p>0.737278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413745">
                <text:p>0.74137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4547046">
                <text:p>0.745470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956644">
                <text:p>0.7495664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536624">
                <text:p>0.75366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77584">
                <text:p>0.757758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185435">
                <text:p>0.761854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59503">
                <text:p>0.76595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00463">
                <text:p>0.770046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414227">
                <text:p>0.774142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823824">
                <text:p>0.7782382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23342">
                <text:p>0.78233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64302">
                <text:p>0.78643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052615">
                <text:p>0.790526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46221">
                <text:p>0.79462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87181">
                <text:p>0.798718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0281407">
                <text:p>0.8028140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691004">
                <text:p>0.806910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11006">
                <text:p>0.8110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15102">
                <text:p>0.8151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919795">
                <text:p>0.819197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232939">
                <text:p>0.82329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73899">
                <text:p>0.827389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148587">
                <text:p>0.831485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3558184">
                <text:p>0.835581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396778">
                <text:p>0.83967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437738">
                <text:p>0.84377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4786975">
                <text:p>0.847869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519657">
                <text:p>0.851965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560617">
                <text:p>0.85606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6015767">
                <text:p>0.860157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6425364">
                <text:p>0.864253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83496">
                <text:p>0.868349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724456">
                <text:p>0.872445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7654155">
                <text:p>0.8765415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806375">
                <text:p>0.880637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847335">
                <text:p>0.88473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8882947">
                <text:p>0.8888294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9292544">
                <text:p>0.8929254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970214">
                <text:p>0.89702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011174">
                <text:p>0.901117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521336">
                <text:p>0.9052133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093093">
                <text:p>0.909309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134053">
                <text:p>0.91340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175013">
                <text:p>0.917501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2159724">
                <text:p>0.921597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256932">
                <text:p>0.925693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297892">
                <text:p>0.929789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3388516">
                <text:p>0.9338851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379811">
                <text:p>0.93798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420771">
                <text:p>0.94207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461731">
                <text:p>0.946173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5026904">
                <text:p>0.950269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54365">
                <text:p>0.95436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58461">
                <text:p>0.95846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6255696">
                <text:p>0.9625569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66529">
                <text:p>0.966652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07489">
                <text:p>0.970748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48449">
                <text:p>0.974844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894084">
                <text:p>0.978940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830368">
                <text:p>0.983036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871328">
                <text:p>0.987132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122876">
                <text:p>0.991228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32473">
                <text:p>0.9953247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94207">
                <text:p>0.9994207</text:p>
              </table:table-cell>
              <table:table-cell office:value-type="float" office:value="335">
                <text:p>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8.995cm" xlink:href=".." xlink:type="simple" chart:class="chart:scatter" chart:style-name="ch1">
        <chart:title svg:x="5.779cm" svg:y="0.315cm" chart:style-name="ch2">
          <text:p>Etrenamiento w=5000</text:p>
        </chart:title>
        <chart:subtitle svg:x="5.845cm" svg:y="1.273cm" chart:style-name="ch3">
          <text:p>Epocas / ponderaciones</text:p>
        </chart:subtitle>
        <chart:legend chart:legend-position="end" svg:x="12.497cm" svg:y="4.198cm" style:legend-expansion="high" chart:style-name="ch4"/>
        <chart:plot-area chart:style-name="ch5" table:cell-range-address="datos_300_5000_15_14.E2:datos_300_5000_15_14.E246 datos_300_5000_15_14.J2:datos_300_5000_15_14.J246" chart:data-source-has-labels="row" svg:x="1.331cm" svg:y="2.135cm" svg:width="10.846cm" svg:height="5.7cm">
          <chartooo:coordinate-region svg:x="2.138cm" svg:y="2.135cm" svg:width="9.799cm" svg:height="5.053cm"/>
          <chart:axis chart:dimension="x" chart:name="primary-x" chart:style-name="ch6">
            <chart:title svg:x="5.056cm" svg:y="8.014cm" chart:style-name="ch7">
              <text:p>Ponderaciones (pbest)</text:p>
            </chart:title>
          </chart:axis>
          <chart:axis chart:dimension="y" chart:name="primary-y" chart:style-name="ch8">
            <chart:title svg:x="0.451cm" svg:y="5.585cm" chart:style-name="ch9">
              <text:p>Epocas</text:p>
            </chart:title>
            <chart:grid chart:style-name="ch10" chart:class="major"/>
          </chart:axis>
          <chart:series chart:style-name="ch11" chart:values-cell-range-address="datos_300_5000_15_14.J2:datos_300_5000_15_14.J246" loext:label-string="entrenamiento" chart:class="chart:scatter">
            <chart:domain table:cell-range-address="datos_300_5000_15_14.E2:datos_300_5000_15_14.E246"/>
            <chart:data-point chart:repeated="2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ntrenamien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300_5000_15_14.E2:datos_300_5000_15_14.E246</svg:desc>
                </draw:g>
              </table:table-cell>
              <table:table-cell office:value-type="float" office:value="80">
                <text:p>80</text:p>
                <draw:g>
                  <svg:desc>datos_300_5000_15_14.J2:datos_300_5000_15_14.J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096">
                <text:p>0.00409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192">
                <text:p>0.0081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288">
                <text:p>0.0122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384">
                <text:p>0.0163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8">
                <text:p>0.0204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575999">
                <text:p>0.0245759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71999">
                <text:p>0.02867199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768">
                <text:p>0.0327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864">
                <text:p>0.03686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960003">
                <text:p>0.0409600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056004">
                <text:p>0.0450560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152005">
                <text:p>0.0491520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3248007">
                <text:p>0.0532480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34401">
                <text:p>0.057344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44001">
                <text:p>0.061440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553601">
                <text:p>0.065536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63201">
                <text:p>0.069632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72801">
                <text:p>0.073728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782401">
                <text:p>0.077824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92001">
                <text:p>0.081920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6016014">
                <text:p>0.0860160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0112016">
                <text:p>0.09011201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420802">
                <text:p>0.094208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30402">
                <text:p>0.098304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40002">
                <text:p>0.102400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649602">
                <text:p>0.106496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059202">
                <text:p>0.1105920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688024">
                <text:p>0.1146880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8784025">
                <text:p>0.1187840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288003">
                <text:p>0.1228800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697603">
                <text:p>0.1269760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07203">
                <text:p>0.1310720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516803">
                <text:p>0.1351680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926403">
                <text:p>0.139264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36003">
                <text:p>0.143360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745604">
                <text:p>0.147456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155204">
                <text:p>0.151552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564804">
                <text:p>0.155648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74404">
                <text:p>0.1597440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384004">
                <text:p>0.163840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793604">
                <text:p>0.1679360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203204">
                <text:p>0.172032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612804">
                <text:p>0.176128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022405">
                <text:p>0.1802240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432005">
                <text:p>0.184320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841605">
                <text:p>0.188416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251205">
                <text:p>0.192512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660805">
                <text:p>0.1966080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070405">
                <text:p>0.200704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480005">
                <text:p>0.204800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889606">
                <text:p>0.208896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299206">
                <text:p>0.212992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708806">
                <text:p>0.217088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118406">
                <text:p>0.221184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528006">
                <text:p>0.225280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937606">
                <text:p>0.229376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347206">
                <text:p>0.233472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756807">
                <text:p>0.237568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166407">
                <text:p>0.241664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576007">
                <text:p>0.2457600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985607">
                <text:p>0.249856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95206">
                <text:p>0.2539520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804806">
                <text:p>0.258048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214406">
                <text:p>0.262144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624006">
                <text:p>0.266240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033606">
                <text:p>0.270336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443206">
                <text:p>0.2744320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852806">
                <text:p>0.2785280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262407">
                <text:p>0.282624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672007">
                <text:p>0.286720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081607">
                <text:p>0.290816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491207">
                <text:p>0.294912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900807">
                <text:p>0.299008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310407">
                <text:p>0.303104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720007">
                <text:p>0.3072000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129608">
                <text:p>0.311296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539208">
                <text:p>0.315392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948808">
                <text:p>0.319488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358408">
                <text:p>0.3235840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768008">
                <text:p>0.327680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177608">
                <text:p>0.331776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587208">
                <text:p>0.3358720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9681">
                <text:p>0.33996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40641">
                <text:p>0.34406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81601">
                <text:p>0.348160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22561">
                <text:p>0.35225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63521">
                <text:p>0.35635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04481">
                <text:p>0.36044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45441">
                <text:p>0.36454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86401">
                <text:p>0.36864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27361">
                <text:p>0.37273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68321">
                <text:p>0.37683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09281">
                <text:p>0.38092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50241">
                <text:p>0.385024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91201">
                <text:p>0.38912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32161">
                <text:p>0.393216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73121">
                <text:p>0.39731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14081">
                <text:p>0.40140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55041">
                <text:p>0.40550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096001">
                <text:p>0.40960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36961">
                <text:p>0.413696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77921">
                <text:p>0.41779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18881">
                <text:p>0.421888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59841">
                <text:p>0.425984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008012">
                <text:p>0.430080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3417612">
                <text:p>0.434176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3827212">
                <text:p>0.438272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4236812">
                <text:p>0.442368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646412">
                <text:p>0.446464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056012">
                <text:p>0.4505601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465612">
                <text:p>0.454656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5875213">
                <text:p>0.458752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284813">
                <text:p>0.462848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6694413">
                <text:p>0.466944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104013">
                <text:p>0.471040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513613">
                <text:p>0.475136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923213">
                <text:p>0.479232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332813">
                <text:p>0.483328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742414">
                <text:p>0.487424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152014">
                <text:p>0.491520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561614">
                <text:p>0.495616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971214">
                <text:p>0.499712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0380814">
                <text:p>0.503808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079041">
                <text:p>0.507904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20001">
                <text:p>0.512000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609606">
                <text:p>0.516096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0192">
                <text:p>0.52019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4288">
                <text:p>0.5242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8384">
                <text:p>0.5283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247994">
                <text:p>0.532479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65759">
                <text:p>0.536575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06719">
                <text:p>0.54067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476786">
                <text:p>0.544767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88638">
                <text:p>0.54886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29598">
                <text:p>0.55295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70558">
                <text:p>0.557055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115174">
                <text:p>0.5611517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52477">
                <text:p>0.56524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93437">
                <text:p>0.56934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343966">
                <text:p>0.5734396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75356">
                <text:p>0.57753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16316">
                <text:p>0.581631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57276">
                <text:p>0.58572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82354">
                <text:p>0.589823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39195">
                <text:p>0.59391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80155">
                <text:p>0.598015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211146">
                <text:p>0.602111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0620743">
                <text:p>0.6062074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03034">
                <text:p>0.61030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143994">
                <text:p>0.614399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1849535">
                <text:p>0.6184953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225913">
                <text:p>0.62259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266873">
                <text:p>0.62668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078326">
                <text:p>0.630783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487923">
                <text:p>0.634879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89752">
                <text:p>0.63897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430712">
                <text:p>0.64307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4716715">
                <text:p>0.647167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512631">
                <text:p>0.65126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553591">
                <text:p>0.65535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5945506">
                <text:p>0.659455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355103">
                <text:p>0.6635510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7647">
                <text:p>0.6676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1743">
                <text:p>0.6717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583895">
                <text:p>0.6758389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99349">
                <text:p>0.67993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840309">
                <text:p>0.68403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812686">
                <text:p>0.6881268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22283">
                <text:p>0.692222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63188">
                <text:p>0.69631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04148">
                <text:p>0.70041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0451075">
                <text:p>0.7045107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086067">
                <text:p>0.70860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127027">
                <text:p>0.712702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679866">
                <text:p>0.7167986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2089463">
                <text:p>0.7208946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249906">
                <text:p>0.724990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290866">
                <text:p>0.72908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318255">
                <text:p>0.7331825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372785">
                <text:p>0.737278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413745">
                <text:p>0.741374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4547046">
                <text:p>0.7454704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956644">
                <text:p>0.749566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536624">
                <text:p>0.75366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77584">
                <text:p>0.757758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185435">
                <text:p>0.7618543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59503">
                <text:p>0.765950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00463">
                <text:p>0.770046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414227">
                <text:p>0.774142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823824">
                <text:p>0.778238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23342">
                <text:p>0.782334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64302">
                <text:p>0.786430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052615">
                <text:p>0.790526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46221">
                <text:p>0.79462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87181">
                <text:p>0.79871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0281407">
                <text:p>0.802814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691004">
                <text:p>0.806910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11006">
                <text:p>0.8110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15102">
                <text:p>0.81510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919795">
                <text:p>0.819197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232939">
                <text:p>0.82329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73899">
                <text:p>0.82738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148587">
                <text:p>0.8314858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3558184">
                <text:p>0.8355818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396778">
                <text:p>0.839677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437738">
                <text:p>0.84377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4786975">
                <text:p>0.8478697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519657">
                <text:p>0.851965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560617">
                <text:p>0.856061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6015767">
                <text:p>0.8601576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6425364">
                <text:p>0.864253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83496">
                <text:p>0.868349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724456">
                <text:p>0.872445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7654155">
                <text:p>0.876541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806375">
                <text:p>0.880637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847335">
                <text:p>0.884733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8882947">
                <text:p>0.8888294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9292544">
                <text:p>0.8929254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970214">
                <text:p>0.89702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011174">
                <text:p>0.901117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521336">
                <text:p>0.90521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093093">
                <text:p>0.909309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134053">
                <text:p>0.913405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175013">
                <text:p>0.91750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2159724">
                <text:p>0.9215972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256932">
                <text:p>0.92569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297892">
                <text:p>0.92978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3388516">
                <text:p>0.9338851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379811">
                <text:p>0.937981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420771">
                <text:p>0.942077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461731">
                <text:p>0.946173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5026904">
                <text:p>0.950269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54365">
                <text:p>0.9543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58461">
                <text:p>0.95846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6255696">
                <text:p>0.9625569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66529">
                <text:p>0.966652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07489">
                <text:p>0.970748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48449">
                <text:p>0.974844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894084">
                <text:p>0.9789408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830368">
                <text:p>0.983036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871328">
                <text:p>0.98713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122876">
                <text:p>0.99122876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32473">
                <text:p>0.99532473</text:p>
              </table:table-cell>
              <table:table-cell office:value-type="float" office:value="190.090909090909">
                <text:p>190.0909090909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94207">
                <text:p>0.9994207</text:p>
              </table:table-cell>
              <table:table-cell office:value-type="float" office:value="166">
                <text:p>1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